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465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0.157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float" office:value="10">
            <text:p>10</text:p>
          </table:table-cell>
          <table:table-cell office:value-type="float" office:value="0.00000298">
            <text:p>0.00000298</text:p>
          </table:table-cell>
          <table:table-cell office:value-type="float" office:value="0.000001105">
            <text:p>0.000001105</text:p>
          </table:table-cell>
          <table:table-cell office:value-type="float" office:value="0.000002247">
            <text:p>0.00000224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852">
            <text:p>0.000001852</text:p>
          </table:table-cell>
          <table:table-cell office:value-type="float" office:value="0.000000805">
            <text:p>0.000000805</text:p>
          </table:table-cell>
          <table:table-cell office:value-type="float" office:value="0.000001994">
            <text:p>0.00000199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748">
            <text:p>0.000001748</text:p>
          </table:table-cell>
          <table:table-cell office:value-type="float" office:value="0.00000078">
            <text:p>0.00000078</text:p>
          </table:table-cell>
          <table:table-cell office:value-type="float" office:value="0.000001887">
            <text:p>0.00000188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38">
            <text:p>0.000001638</text:p>
          </table:table-cell>
          <table:table-cell office:value-type="float" office:value="0.000000733">
            <text:p>0.000000733</text:p>
          </table:table-cell>
          <table:table-cell office:value-type="float" office:value="0.000001884">
            <text:p>0.00000188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57">
            <text:p>0.000001657</text:p>
          </table:table-cell>
          <table:table-cell office:value-type="float" office:value="0.000000725">
            <text:p>0.000000725</text:p>
          </table:table-cell>
          <table:table-cell office:value-type="float" office:value="0.000001859">
            <text:p>0.00000185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769">
            <text:p>0.000001769</text:p>
          </table:table-cell>
          <table:table-cell office:value-type="float" office:value="0.000000735">
            <text:p>0.000000735</text:p>
          </table:table-cell>
          <table:table-cell office:value-type="float" office:value="0.0000019">
            <text:p>0.000001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37">
            <text:p>0.000001637</text:p>
          </table:table-cell>
          <table:table-cell office:value-type="float" office:value="0.000000727">
            <text:p>0.000000727</text:p>
          </table:table-cell>
          <table:table-cell office:value-type="float" office:value="0.000001823">
            <text:p>0.00000182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7">
            <text:p>0.000001587</text:p>
          </table:table-cell>
          <table:table-cell office:value-type="float" office:value="0.000000742">
            <text:p>0.000000742</text:p>
          </table:table-cell>
          <table:table-cell office:value-type="float" office:value="0.00000181">
            <text:p>0.0000018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44">
            <text:p>0.000001644</text:p>
          </table:table-cell>
          <table:table-cell office:value-type="float" office:value="0.000000698">
            <text:p>0.000000698</text:p>
          </table:table-cell>
          <table:table-cell office:value-type="float" office:value="0.000001834">
            <text:p>0.00000183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8">
            <text:p>0.000001588</text:p>
          </table:table-cell>
          <table:table-cell office:value-type="float" office:value="0.000000747">
            <text:p>0.000000747</text:p>
          </table:table-cell>
          <table:table-cell office:value-type="float" office:value="0.000001829">
            <text:p>0.00000182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03">
            <text:p>0.000001603</text:p>
          </table:table-cell>
          <table:table-cell office:value-type="float" office:value="0.000000713">
            <text:p>0.000000713</text:p>
          </table:table-cell>
          <table:table-cell office:value-type="float" office:value="0.000001841">
            <text:p>0.00000184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8">
            <text:p>0.000001588</text:p>
          </table:table-cell>
          <table:table-cell office:value-type="float" office:value="0.000000734">
            <text:p>0.000000734</text:p>
          </table:table-cell>
          <table:table-cell office:value-type="float" office:value="0.00000183">
            <text:p>0.0000018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2048">
            <text:p>0.000002048</text:p>
          </table:table-cell>
          <table:table-cell office:value-type="float" office:value="0.000001126">
            <text:p>0.000001126</text:p>
          </table:table-cell>
          <table:table-cell office:value-type="float" office:value="0.000002268">
            <text:p>0.00000226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22">
            <text:p>0.000001622</text:p>
          </table:table-cell>
          <table:table-cell office:value-type="float" office:value="0.000000731">
            <text:p>0.000000731</text:p>
          </table:table-cell>
          <table:table-cell office:value-type="float" office:value="0.000001823">
            <text:p>0.00000182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22">
            <text:p>0.000001622</text:p>
          </table:table-cell>
          <table:table-cell office:value-type="float" office:value="0.000000747">
            <text:p>0.000000747</text:p>
          </table:table-cell>
          <table:table-cell office:value-type="float" office:value="0.000001832">
            <text:p>0.00000183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95">
            <text:p>0.000001595</text:p>
          </table:table-cell>
          <table:table-cell office:value-type="float" office:value="0.000000724">
            <text:p>0.000000724</text:p>
          </table:table-cell>
          <table:table-cell office:value-type="float" office:value="0.000001824">
            <text:p>0.00000182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28">
            <text:p>0.000001628</text:p>
          </table:table-cell>
          <table:table-cell office:value-type="float" office:value="0.000000714">
            <text:p>0.000000714</text:p>
          </table:table-cell>
          <table:table-cell office:value-type="float" office:value="0.000001825">
            <text:p>0.0000018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24">
            <text:p>0.000001624</text:p>
          </table:table-cell>
          <table:table-cell office:value-type="float" office:value="0.000000745">
            <text:p>0.000000745</text:p>
          </table:table-cell>
          <table:table-cell office:value-type="float" office:value="0.000001812">
            <text:p>0.0000018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01">
            <text:p>0.000001601</text:p>
          </table:table-cell>
          <table:table-cell office:value-type="float" office:value="0.000000763">
            <text:p>0.000000763</text:p>
          </table:table-cell>
          <table:table-cell office:value-type="float" office:value="0.000001795">
            <text:p>0.00000179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19">
            <text:p>0.000001619</text:p>
          </table:table-cell>
          <table:table-cell office:value-type="float" office:value="0.000000721">
            <text:p>0.000000721</text:p>
          </table:table-cell>
          <table:table-cell office:value-type="float" office:value="0.000001801">
            <text:p>0.00000180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16">
            <text:p>0.000001616</text:p>
          </table:table-cell>
          <table:table-cell office:value-type="float" office:value="0.000000737">
            <text:p>0.000000737</text:p>
          </table:table-cell>
          <table:table-cell office:value-type="float" office:value="0.000001803">
            <text:p>0.00000180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92">
            <text:p>0.000001592</text:p>
          </table:table-cell>
          <table:table-cell office:value-type="float" office:value="0.000000756">
            <text:p>0.000000756</text:p>
          </table:table-cell>
          <table:table-cell office:value-type="float" office:value="0.0000018">
            <text:p>0.000001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03">
            <text:p>0.000001603</text:p>
          </table:table-cell>
          <table:table-cell office:value-type="float" office:value="0.000000723">
            <text:p>0.000000723</text:p>
          </table:table-cell>
          <table:table-cell office:value-type="float" office:value="0.000001802">
            <text:p>0.00000180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79">
            <text:p>0.000001579</text:p>
          </table:table-cell>
          <table:table-cell office:value-type="float" office:value="0.00000079">
            <text:p>0.00000079</text:p>
          </table:table-cell>
          <table:table-cell office:value-type="float" office:value="0.000001796">
            <text:p>0.00000179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07">
            <text:p>0.000001607</text:p>
          </table:table-cell>
          <table:table-cell office:value-type="float" office:value="0.000000761">
            <text:p>0.000000761</text:p>
          </table:table-cell>
          <table:table-cell office:value-type="float" office:value="0.000001829">
            <text:p>0.00000182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1">
            <text:p>0.00000161</text:p>
          </table:table-cell>
          <table:table-cell office:value-type="float" office:value="0.000000726">
            <text:p>0.000000726</text:p>
          </table:table-cell>
          <table:table-cell office:value-type="float" office:value="0.000001834">
            <text:p>0.00000183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12">
            <text:p>0.000001612</text:p>
          </table:table-cell>
          <table:table-cell office:value-type="float" office:value="0.000000725">
            <text:p>0.000000725</text:p>
          </table:table-cell>
          <table:table-cell office:value-type="float" office:value="0.000001831">
            <text:p>0.00000183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">
            <text:p>0.00000158</text:p>
          </table:table-cell>
          <table:table-cell office:value-type="float" office:value="0.000000743">
            <text:p>0.000000743</text:p>
          </table:table-cell>
          <table:table-cell office:value-type="float" office:value="0.000001858">
            <text:p>0.00000185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725">
            <text:p>0.000001725</text:p>
          </table:table-cell>
          <table:table-cell office:value-type="float" office:value="0.000000741">
            <text:p>0.000000741</text:p>
          </table:table-cell>
          <table:table-cell office:value-type="float" office:value="0.000001831">
            <text:p>0.00000183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12">
            <text:p>0.000001612</text:p>
          </table:table-cell>
          <table:table-cell office:value-type="float" office:value="0.000000737">
            <text:p>0.000000737</text:p>
          </table:table-cell>
          <table:table-cell office:value-type="float" office:value="0.000001855">
            <text:p>0.00000185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6">
            <text:p>0.00000156</text:p>
          </table:table-cell>
          <table:table-cell office:value-type="float" office:value="0.000000751">
            <text:p>0.000000751</text:p>
          </table:table-cell>
          <table:table-cell office:value-type="float" office:value="0.000001849">
            <text:p>0.00000184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91">
            <text:p>0.000001591</text:p>
          </table:table-cell>
          <table:table-cell office:value-type="float" office:value="0.000000729">
            <text:p>0.000000729</text:p>
          </table:table-cell>
          <table:table-cell office:value-type="float" office:value="0.000001816">
            <text:p>0.00000181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65">
            <text:p>0.000001565</text:p>
          </table:table-cell>
          <table:table-cell office:value-type="float" office:value="0.000000743">
            <text:p>0.000000743</text:p>
          </table:table-cell>
          <table:table-cell office:value-type="float" office:value="0.00000184">
            <text:p>0.0000018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72">
            <text:p>0.000001572</text:p>
          </table:table-cell>
          <table:table-cell office:value-type="float" office:value="0.000000721">
            <text:p>0.000000721</text:p>
          </table:table-cell>
          <table:table-cell office:value-type="float" office:value="0.000001808">
            <text:p>0.00000180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67">
            <text:p>0.000001567</text:p>
          </table:table-cell>
          <table:table-cell office:value-type="float" office:value="0.000000742">
            <text:p>0.000000742</text:p>
          </table:table-cell>
          <table:table-cell office:value-type="float" office:value="0.000001843">
            <text:p>0.00000184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">
            <text:p>0.00000158</text:p>
          </table:table-cell>
          <table:table-cell office:value-type="float" office:value="0.000000739">
            <text:p>0.000000739</text:p>
          </table:table-cell>
          <table:table-cell office:value-type="float" office:value="0.000001814">
            <text:p>0.00000181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35">
            <text:p>0.000001635</text:p>
          </table:table-cell>
          <table:table-cell office:value-type="float" office:value="0.000000718">
            <text:p>0.000000718</text:p>
          </table:table-cell>
          <table:table-cell office:value-type="float" office:value="0.000001833">
            <text:p>0.00000183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61">
            <text:p>0.000001561</text:p>
          </table:table-cell>
          <table:table-cell office:value-type="float" office:value="0.000000735">
            <text:p>0.000000735</text:p>
          </table:table-cell>
          <table:table-cell office:value-type="float" office:value="0.000001831">
            <text:p>0.00000183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9">
            <text:p>0.00000159</text:p>
          </table:table-cell>
          <table:table-cell office:value-type="float" office:value="0.000000711">
            <text:p>0.000000711</text:p>
          </table:table-cell>
          <table:table-cell office:value-type="float" office:value="0.000001803">
            <text:p>0.00000180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28">
            <text:p>0.000001628</text:p>
          </table:table-cell>
          <table:table-cell office:value-type="float" office:value="0.000000746">
            <text:p>0.000000746</text:p>
          </table:table-cell>
          <table:table-cell office:value-type="float" office:value="0.000001816">
            <text:p>0.00000181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7">
            <text:p>0.00000157</text:p>
          </table:table-cell>
          <table:table-cell office:value-type="float" office:value="0.000000721">
            <text:p>0.000000721</text:p>
          </table:table-cell>
          <table:table-cell office:value-type="float" office:value="0.000001822">
            <text:p>0.00000182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9">
            <text:p>0.00000159</text:p>
          </table:table-cell>
          <table:table-cell office:value-type="float" office:value="0.000000731">
            <text:p>0.000000731</text:p>
          </table:table-cell>
          <table:table-cell office:value-type="float" office:value="0.000001843">
            <text:p>0.00000184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79">
            <text:p>0.000001579</text:p>
          </table:table-cell>
          <table:table-cell office:value-type="float" office:value="0.000000723">
            <text:p>0.000000723</text:p>
          </table:table-cell>
          <table:table-cell office:value-type="float" office:value="0.000001829">
            <text:p>0.00000182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79">
            <text:p>0.000001579</text:p>
          </table:table-cell>
          <table:table-cell office:value-type="float" office:value="0.000000725">
            <text:p>0.000000725</text:p>
          </table:table-cell>
          <table:table-cell office:value-type="float" office:value="0.000001804">
            <text:p>0.00000180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49">
            <text:p>0.000001549</text:p>
          </table:table-cell>
          <table:table-cell office:value-type="float" office:value="0.000000739">
            <text:p>0.000000739</text:p>
          </table:table-cell>
          <table:table-cell office:value-type="float" office:value="0.000001831">
            <text:p>0.00000183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22">
            <text:p>0.000001622</text:p>
          </table:table-cell>
          <table:table-cell office:value-type="float" office:value="0.000000722">
            <text:p>0.000000722</text:p>
          </table:table-cell>
          <table:table-cell office:value-type="float" office:value="0.000001823">
            <text:p>0.00000182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">
            <text:p>0.00000158</text:p>
          </table:table-cell>
          <table:table-cell office:value-type="float" office:value="0.000000733">
            <text:p>0.000000733</text:p>
          </table:table-cell>
          <table:table-cell office:value-type="float" office:value="0.000001825">
            <text:p>0.0000018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79">
            <text:p>0.000001579</text:p>
          </table:table-cell>
          <table:table-cell office:value-type="float" office:value="0.000000711">
            <text:p>0.000000711</text:p>
          </table:table-cell>
          <table:table-cell office:value-type="float" office:value="0.000001819">
            <text:p>0.00000181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65">
            <text:p>0.000001565</text:p>
          </table:table-cell>
          <table:table-cell office:value-type="float" office:value="0.000000722">
            <text:p>0.000000722</text:p>
          </table:table-cell>
          <table:table-cell office:value-type="float" office:value="0.000001815">
            <text:p>0.00000181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8">
            <text:p>0.000001588</text:p>
          </table:table-cell>
          <table:table-cell office:value-type="float" office:value="0.000000714">
            <text:p>0.000000714</text:p>
          </table:table-cell>
          <table:table-cell office:value-type="float" office:value="0.000001808">
            <text:p>0.00000180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6404">
            <text:p>0.000026404</text:p>
          </table:table-cell>
          <table:table-cell office:value-type="float" office:value="0.00001077">
            <text:p>0.00001077</text:p>
          </table:table-cell>
          <table:table-cell office:value-type="float" office:value="0.000024756">
            <text:p>0.00002475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972">
            <text:p>0.000022972</text:p>
          </table:table-cell>
          <table:table-cell office:value-type="float" office:value="0.000010481">
            <text:p>0.000010481</text:p>
          </table:table-cell>
          <table:table-cell office:value-type="float" office:value="0.00002372">
            <text:p>0.0000237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79">
            <text:p>0.000022779</text:p>
          </table:table-cell>
          <table:table-cell office:value-type="float" office:value="0.000010488">
            <text:p>0.000010488</text:p>
          </table:table-cell>
          <table:table-cell office:value-type="float" office:value="0.000023293">
            <text:p>0.00002329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3065">
            <text:p>0.000023065</text:p>
          </table:table-cell>
          <table:table-cell office:value-type="float" office:value="0.000010514">
            <text:p>0.000010514</text:p>
          </table:table-cell>
          <table:table-cell office:value-type="float" office:value="0.000023159">
            <text:p>0.00002315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9981">
            <text:p>0.000029981</text:p>
          </table:table-cell>
          <table:table-cell office:value-type="float" office:value="0.000010587">
            <text:p>0.000010587</text:p>
          </table:table-cell>
          <table:table-cell office:value-type="float" office:value="0.000023471">
            <text:p>0.00002347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78">
            <text:p>0.000022878</text:p>
          </table:table-cell>
          <table:table-cell office:value-type="float" office:value="0.000010543">
            <text:p>0.000010543</text:p>
          </table:table-cell>
          <table:table-cell office:value-type="float" office:value="0.000041408">
            <text:p>0.00004140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3454">
            <text:p>0.000023454</text:p>
          </table:table-cell>
          <table:table-cell office:value-type="float" office:value="0.000021364">
            <text:p>0.000021364</text:p>
          </table:table-cell>
          <table:table-cell office:value-type="float" office:value="0.000023531">
            <text:p>0.00002353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302">
            <text:p>0.00002302</text:p>
          </table:table-cell>
          <table:table-cell office:value-type="float" office:value="0.000010644">
            <text:p>0.000010644</text:p>
          </table:table-cell>
          <table:table-cell office:value-type="float" office:value="0.000023041">
            <text:p>0.00002304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3213">
            <text:p>0.00003213</text:p>
          </table:table-cell>
          <table:table-cell office:value-type="float" office:value="0.000010723">
            <text:p>0.000010723</text:p>
          </table:table-cell>
          <table:table-cell office:value-type="float" office:value="0.000022895">
            <text:p>0.00002289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3007">
            <text:p>0.000023007</text:p>
          </table:table-cell>
          <table:table-cell office:value-type="float" office:value="0.000010514">
            <text:p>0.000010514</text:p>
          </table:table-cell>
          <table:table-cell office:value-type="float" office:value="0.000022808">
            <text:p>0.00002280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11">
            <text:p>0.000022811</text:p>
          </table:table-cell>
          <table:table-cell office:value-type="float" office:value="0.000010452">
            <text:p>0.000010452</text:p>
          </table:table-cell>
          <table:table-cell office:value-type="float" office:value="0.000022764">
            <text:p>0.00002276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34">
            <text:p>0.000022734</text:p>
          </table:table-cell>
          <table:table-cell office:value-type="float" office:value="0.000010481">
            <text:p>0.000010481</text:p>
          </table:table-cell>
          <table:table-cell office:value-type="float" office:value="0.000022821">
            <text:p>0.00002282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9">
            <text:p>0.00002279</text:p>
          </table:table-cell>
          <table:table-cell office:value-type="float" office:value="0.000010624">
            <text:p>0.000010624</text:p>
          </table:table-cell>
          <table:table-cell office:value-type="float" office:value="0.000022662">
            <text:p>0.00002266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3074">
            <text:p>0.000023074</text:p>
          </table:table-cell>
          <table:table-cell office:value-type="float" office:value="0.000010503">
            <text:p>0.000010503</text:p>
          </table:table-cell>
          <table:table-cell office:value-type="float" office:value="0.000022862">
            <text:p>0.00002286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998">
            <text:p>0.000022998</text:p>
          </table:table-cell>
          <table:table-cell office:value-type="float" office:value="0.000010603">
            <text:p>0.000010603</text:p>
          </table:table-cell>
          <table:table-cell office:value-type="float" office:value="0.000022811">
            <text:p>0.00002281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93">
            <text:p>0.000022893</text:p>
          </table:table-cell>
          <table:table-cell office:value-type="float" office:value="0.000010408">
            <text:p>0.000010408</text:p>
          </table:table-cell>
          <table:table-cell office:value-type="float" office:value="0.000022754">
            <text:p>0.00002275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92">
            <text:p>0.000022892</text:p>
          </table:table-cell>
          <table:table-cell office:value-type="float" office:value="0.000010572">
            <text:p>0.000010572</text:p>
          </table:table-cell>
          <table:table-cell office:value-type="float" office:value="0.00002269">
            <text:p>0.0000226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92">
            <text:p>0.000022892</text:p>
          </table:table-cell>
          <table:table-cell office:value-type="float" office:value="0.000010475">
            <text:p>0.000010475</text:p>
          </table:table-cell>
          <table:table-cell office:value-type="float" office:value="0.000023487">
            <text:p>0.00002348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914">
            <text:p>0.000022914</text:p>
          </table:table-cell>
          <table:table-cell office:value-type="float" office:value="0.00001061">
            <text:p>0.00001061</text:p>
          </table:table-cell>
          <table:table-cell office:value-type="float" office:value="0.000022844">
            <text:p>0.00002284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946">
            <text:p>0.000022946</text:p>
          </table:table-cell>
          <table:table-cell office:value-type="float" office:value="0.000010481">
            <text:p>0.000010481</text:p>
          </table:table-cell>
          <table:table-cell office:value-type="float" office:value="0.000022735">
            <text:p>0.00002273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98">
            <text:p>0.000022898</text:p>
          </table:table-cell>
          <table:table-cell office:value-type="float" office:value="0.000010591">
            <text:p>0.000010591</text:p>
          </table:table-cell>
          <table:table-cell office:value-type="float" office:value="0.000022632">
            <text:p>0.00002263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3"/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3"/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6324">
            <text:p>0.000026324</text:p>
          </table:table-cell>
          <table:table-cell office:value-type="float" office:value="0.000014224">
            <text:p>0.000014224</text:p>
          </table:table-cell>
          <table:table-cell office:value-type="float" office:value="0.000026619">
            <text:p>0.00002661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36323">
            <text:p>0.000036323</text:p>
          </table:table-cell>
          <table:table-cell office:value-type="float" office:value="0.000010781">
            <text:p>0.000010781</text:p>
          </table:table-cell>
          <table:table-cell office:value-type="float" office:value="0.000022841">
            <text:p>0.00002284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71">
            <text:p>0.000022671</text:p>
          </table:table-cell>
          <table:table-cell office:value-type="float" office:value="0.000010542">
            <text:p>0.000010542</text:p>
          </table:table-cell>
          <table:table-cell office:value-type="float" office:value="0.000022708">
            <text:p>0.00002270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38">
            <text:p>0.000022638</text:p>
          </table:table-cell>
          <table:table-cell office:value-type="float" office:value="0.000010457">
            <text:p>0.000010457</text:p>
          </table:table-cell>
          <table:table-cell office:value-type="float" office:value="0.000022693">
            <text:p>0.00002269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16">
            <text:p>0.000022616</text:p>
          </table:table-cell>
          <table:table-cell office:value-type="float" office:value="0.000010461">
            <text:p>0.000010461</text:p>
          </table:table-cell>
          <table:table-cell office:value-type="float" office:value="0.000022659">
            <text:p>0.00002265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55">
            <text:p>0.000022655</text:p>
          </table:table-cell>
          <table:table-cell office:value-type="float" office:value="0.0000104">
            <text:p>0.0000104</text:p>
          </table:table-cell>
          <table:table-cell office:value-type="float" office:value="0.00002268">
            <text:p>0.0000226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6">
            <text:p>0.00002276</text:p>
          </table:table-cell>
          <table:table-cell office:value-type="float" office:value="0.00001061">
            <text:p>0.00001061</text:p>
          </table:table-cell>
          <table:table-cell office:value-type="float" office:value="0.000022842">
            <text:p>0.00002284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55">
            <text:p>0.000022655</text:p>
          </table:table-cell>
          <table:table-cell office:value-type="float" office:value="0.000010468">
            <text:p>0.000010468</text:p>
          </table:table-cell>
          <table:table-cell office:value-type="float" office:value="0.000022601">
            <text:p>0.00002260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589">
            <text:p>0.000022589</text:p>
          </table:table-cell>
          <table:table-cell office:value-type="float" office:value="0.000010541">
            <text:p>0.000010541</text:p>
          </table:table-cell>
          <table:table-cell office:value-type="float" office:value="0.000022708">
            <text:p>0.00002270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71">
            <text:p>0.000022671</text:p>
          </table:table-cell>
          <table:table-cell office:value-type="float" office:value="0.000010588">
            <text:p>0.000010588</text:p>
          </table:table-cell>
          <table:table-cell office:value-type="float" office:value="0.000022643">
            <text:p>0.00002264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41">
            <text:p>0.000022641</text:p>
          </table:table-cell>
          <table:table-cell office:value-type="float" office:value="0.000010471">
            <text:p>0.000010471</text:p>
          </table:table-cell>
          <table:table-cell office:value-type="float" office:value="0.000028881">
            <text:p>0.00002888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3017">
            <text:p>0.000023017</text:p>
          </table:table-cell>
          <table:table-cell office:value-type="float" office:value="0.000010586">
            <text:p>0.000010586</text:p>
          </table:table-cell>
          <table:table-cell office:value-type="float" office:value="0.00002279">
            <text:p>0.0000227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89">
            <text:p>0.000022789</text:p>
          </table:table-cell>
          <table:table-cell office:value-type="float" office:value="0.000010505">
            <text:p>0.000010505</text:p>
          </table:table-cell>
          <table:table-cell office:value-type="float" office:value="0.000022687">
            <text:p>0.00002268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97">
            <text:p>0.000022697</text:p>
          </table:table-cell>
          <table:table-cell office:value-type="float" office:value="0.000010533">
            <text:p>0.000010533</text:p>
          </table:table-cell>
          <table:table-cell office:value-type="float" office:value="0.000022697">
            <text:p>0.00002269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87">
            <text:p>0.000022887</text:p>
          </table:table-cell>
          <table:table-cell office:value-type="float" office:value="0.000010469">
            <text:p>0.000010469</text:p>
          </table:table-cell>
          <table:table-cell office:value-type="float" office:value="0.000022674">
            <text:p>0.00002267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98">
            <text:p>0.00002298</text:p>
          </table:table-cell>
          <table:table-cell office:value-type="float" office:value="0.000010582">
            <text:p>0.000010582</text:p>
          </table:table-cell>
          <table:table-cell office:value-type="float" office:value="0.000023022">
            <text:p>0.00002302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35">
            <text:p>0.000022735</text:p>
          </table:table-cell>
          <table:table-cell office:value-type="float" office:value="0.000010474">
            <text:p>0.000010474</text:p>
          </table:table-cell>
          <table:table-cell office:value-type="float" office:value="0.000022675">
            <text:p>0.00002267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13">
            <text:p>0.000022713</text:p>
          </table:table-cell>
          <table:table-cell office:value-type="float" office:value="0.000010457">
            <text:p>0.000010457</text:p>
          </table:table-cell>
          <table:table-cell office:value-type="float" office:value="0.000022675">
            <text:p>0.00002267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35">
            <text:p>0.000022735</text:p>
          </table:table-cell>
          <table:table-cell office:value-type="float" office:value="0.000010586">
            <text:p>0.000010586</text:p>
          </table:table-cell>
          <table:table-cell office:value-type="float" office:value="0.000022784">
            <text:p>0.00002278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73">
            <text:p>0.000022673</text:p>
          </table:table-cell>
          <table:table-cell office:value-type="float" office:value="0.000010496">
            <text:p>0.000010496</text:p>
          </table:table-cell>
          <table:table-cell office:value-type="float" office:value="0.000022745">
            <text:p>0.00002274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53">
            <text:p>0.000022853</text:p>
          </table:table-cell>
          <table:table-cell office:value-type="float" office:value="0.000010576">
            <text:p>0.000010576</text:p>
          </table:table-cell>
          <table:table-cell office:value-type="float" office:value="0.000022862">
            <text:p>0.00002286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8">
            <text:p>0.00002278</text:p>
          </table:table-cell>
          <table:table-cell office:value-type="float" office:value="0.000010518">
            <text:p>0.000010518</text:p>
          </table:table-cell>
          <table:table-cell office:value-type="float" office:value="0.000022657">
            <text:p>0.00002265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93">
            <text:p>0.000022693</text:p>
          </table:table-cell>
          <table:table-cell office:value-type="float" office:value="0.00001046">
            <text:p>0.00001046</text:p>
          </table:table-cell>
          <table:table-cell office:value-type="float" office:value="0.000022673">
            <text:p>0.00002267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581">
            <text:p>0.000022581</text:p>
          </table:table-cell>
          <table:table-cell office:value-type="float" office:value="0.000010523">
            <text:p>0.000010523</text:p>
          </table:table-cell>
          <table:table-cell office:value-type="float" office:value="0.000022636">
            <text:p>0.00002263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7485">
            <text:p>0.000027485</text:p>
          </table:table-cell>
          <table:table-cell office:value-type="float" office:value="0.000010718">
            <text:p>0.000010718</text:p>
          </table:table-cell>
          <table:table-cell office:value-type="float" office:value="0.00002296">
            <text:p>0.0000229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84">
            <text:p>0.000022784</text:p>
          </table:table-cell>
          <table:table-cell office:value-type="float" office:value="0.000010505">
            <text:p>0.000010505</text:p>
          </table:table-cell>
          <table:table-cell office:value-type="float" office:value="0.000022691">
            <text:p>0.00002269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05">
            <text:p>0.000022705</text:p>
          </table:table-cell>
          <table:table-cell office:value-type="float" office:value="0.000010505">
            <text:p>0.000010505</text:p>
          </table:table-cell>
          <table:table-cell office:value-type="float" office:value="0.000022601">
            <text:p>0.00002260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499">
            <text:p>0.00027499</text:p>
          </table:table-cell>
          <table:table-cell office:value-type="float" office:value="0.000063771">
            <text:p>0.000063771</text:p>
          </table:table-cell>
          <table:table-cell office:value-type="float" office:value="0.000138769">
            <text:p>0.00013876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5232">
            <text:p>0.000275232</text:p>
          </table:table-cell>
          <table:table-cell office:value-type="float" office:value="0.000020564">
            <text:p>0.000020564</text:p>
          </table:table-cell>
          <table:table-cell office:value-type="float" office:value="0.00023593">
            <text:p>0.0002359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148689">
            <text:p>0.000148689</text:p>
          </table:table-cell>
          <table:table-cell office:value-type="float" office:value="0.000000024">
            <text:p>0.000000024</text:p>
          </table:table-cell>
          <table:table-cell office:value-type="float" office:value="0.000298091">
            <text:p>0.00029809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4651">
            <text:p>0.000274651</text:p>
          </table:table-cell>
          <table:table-cell office:value-type="float" office:value="0.000239409">
            <text:p>0.000239409</text:p>
          </table:table-cell>
          <table:table-cell office:value-type="float" office:value="0.000286173">
            <text:p>0.00028617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9089">
            <text:p>0.000279089</text:p>
          </table:table-cell>
          <table:table-cell office:value-type="float" office:value="0.000138833">
            <text:p>0.000138833</text:p>
          </table:table-cell>
          <table:table-cell office:value-type="float" office:value="0.000289365">
            <text:p>0.00028936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8056">
            <text:p>0.00028056</text:p>
          </table:table-cell>
          <table:table-cell office:value-type="float" office:value="0.000143044">
            <text:p>0.000143044</text:p>
          </table:table-cell>
          <table:table-cell office:value-type="float" office:value="0.000301373">
            <text:p>0.00030137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4431">
            <text:p>0.000274431</text:p>
          </table:table-cell>
          <table:table-cell office:value-type="float" office:value="0.000144834">
            <text:p>0.000144834</text:p>
          </table:table-cell>
          <table:table-cell office:value-type="float" office:value="0.000290227">
            <text:p>0.00029022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372533">
            <text:p>0.000372533</text:p>
          </table:table-cell>
          <table:table-cell office:value-type="float" office:value="0.000154371">
            <text:p>0.000154371</text:p>
          </table:table-cell>
          <table:table-cell office:value-type="float" office:value="0.000325138">
            <text:p>0.00032513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8953">
            <text:p>0.00028953</text:p>
          </table:table-cell>
          <table:table-cell office:value-type="float" office:value="0.000148952">
            <text:p>0.000148952</text:p>
          </table:table-cell>
          <table:table-cell office:value-type="float" office:value="0.00030276">
            <text:p>0.0003027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4173">
            <text:p>0.000274173</text:p>
          </table:table-cell>
          <table:table-cell office:value-type="float" office:value="0.000144431">
            <text:p>0.000144431</text:p>
          </table:table-cell>
          <table:table-cell office:value-type="float" office:value="0.000185872">
            <text:p>0.00018587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84222">
            <text:p>0.000284222</text:p>
          </table:table-cell>
          <table:table-cell office:value-type="float" office:value="0.000068457">
            <text:p>0.000068457</text:p>
          </table:table-cell>
          <table:table-cell office:value-type="float" office:value="0.000303594">
            <text:p>0.00030359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4846">
            <text:p>0.000274846</text:p>
          </table:table-cell>
          <table:table-cell office:value-type="float" office:value="0.000145363">
            <text:p>0.000145363</text:p>
          </table:table-cell>
          <table:table-cell office:value-type="float" office:value="0.000290469">
            <text:p>0.00029046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300193">
            <text:p>0.000300193</text:p>
          </table:table-cell>
          <table:table-cell office:value-type="float" office:value="0.000140884">
            <text:p>0.000140884</text:p>
          </table:table-cell>
          <table:table-cell office:value-type="float" office:value="0.000294947">
            <text:p>0.00029494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76865">
            <text:p>0.000076865</text:p>
          </table:table-cell>
          <table:table-cell office:value-type="float" office:value="0.000139809">
            <text:p>0.000139809</text:p>
          </table:table-cell>
          <table:table-cell office:value-type="float" office:value="0.000379671">
            <text:p>0.00037967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4316">
            <text:p>0.000274316</text:p>
          </table:table-cell>
          <table:table-cell office:value-type="float" office:value="0.00014774">
            <text:p>0.00014774</text:p>
          </table:table-cell>
          <table:table-cell office:value-type="float" office:value="0.00028969">
            <text:p>0.0002896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86124">
            <text:p>0.000286124</text:p>
          </table:table-cell>
          <table:table-cell office:value-type="float" office:value="0.000139764">
            <text:p>0.000139764</text:p>
          </table:table-cell>
          <table:table-cell office:value-type="float" office:value="0.000296531">
            <text:p>0.00029653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80473">
            <text:p>0.000280473</text:p>
          </table:table-cell>
          <table:table-cell office:value-type="float" office:value="0.000136379">
            <text:p>0.000136379</text:p>
          </table:table-cell>
          <table:table-cell office:value-type="float" office:value="0.000290735">
            <text:p>0.00029073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43">
            <text:p>0.00026143</text:p>
          </table:table-cell>
          <table:table-cell office:value-type="float" office:value="0.000139716">
            <text:p>0.000139716</text:p>
          </table:table-cell>
          <table:table-cell office:value-type="float" office:value="0.000276542">
            <text:p>0.00027654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2994">
            <text:p>0.000262994</text:p>
          </table:table-cell>
          <table:table-cell office:value-type="float" office:value="0.000137468">
            <text:p>0.000137468</text:p>
          </table:table-cell>
          <table:table-cell office:value-type="float" office:value="0.000276439">
            <text:p>0.00027643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8367">
            <text:p>0.000268367</text:p>
          </table:table-cell>
          <table:table-cell office:value-type="float" office:value="0.000134673">
            <text:p>0.000134673</text:p>
          </table:table-cell>
          <table:table-cell office:value-type="float" office:value="0.000274739">
            <text:p>0.00027473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5222">
            <text:p>0.000265222</text:p>
          </table:table-cell>
          <table:table-cell office:value-type="float" office:value="0.000134788">
            <text:p>0.000134788</text:p>
          </table:table-cell>
          <table:table-cell office:value-type="float" office:value="0.000240699">
            <text:p>0.00024069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975">
            <text:p>0.000261975</text:p>
          </table:table-cell>
          <table:table-cell office:value-type="float" office:value="0.000134064">
            <text:p>0.000134064</text:p>
          </table:table-cell>
          <table:table-cell office:value-type="float" office:value="0.00101978">
            <text:p>0.0010197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062">
            <text:p>0.000261062</text:p>
          </table:table-cell>
          <table:table-cell office:value-type="float" office:value="0.000138434">
            <text:p>0.000138434</text:p>
          </table:table-cell>
          <table:table-cell office:value-type="float" office:value="0.000276159">
            <text:p>0.00027615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0874">
            <text:p>0.000260874</text:p>
          </table:table-cell>
          <table:table-cell office:value-type="float" office:value="0.000136446">
            <text:p>0.000136446</text:p>
          </table:table-cell>
          <table:table-cell office:value-type="float" office:value="0.000268876">
            <text:p>0.00026887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3538">
            <text:p>0.000273538</text:p>
          </table:table-cell>
          <table:table-cell office:value-type="float" office:value="0.000137265">
            <text:p>0.000137265</text:p>
          </table:table-cell>
          <table:table-cell office:value-type="float" office:value="0.00028638">
            <text:p>0.0002863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7522">
            <text:p>0.000267522</text:p>
          </table:table-cell>
          <table:table-cell office:value-type="float" office:value="0.000136413">
            <text:p>0.000136413</text:p>
          </table:table-cell>
          <table:table-cell office:value-type="float" office:value="0.000287795">
            <text:p>0.00028779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603">
            <text:p>0.000261603</text:p>
          </table:table-cell>
          <table:table-cell office:value-type="float" office:value="0.00013479">
            <text:p>0.00013479</text:p>
          </table:table-cell>
          <table:table-cell office:value-type="float" office:value="0.000287423">
            <text:p>0.00028742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0783">
            <text:p>0.000260783</text:p>
          </table:table-cell>
          <table:table-cell office:value-type="float" office:value="0.000042441">
            <text:p>0.000042441</text:p>
          </table:table-cell>
          <table:table-cell office:value-type="float" office:value="0.000000024">
            <text:p>0.00000002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0745">
            <text:p>0.000270745</text:p>
          </table:table-cell>
          <table:table-cell office:value-type="float" office:value="0.000140867">
            <text:p>0.000140867</text:p>
          </table:table-cell>
          <table:table-cell office:value-type="float" office:value="0.00028235">
            <text:p>0.0002823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3543">
            <text:p>0.000273543</text:p>
          </table:table-cell>
          <table:table-cell office:value-type="float" office:value="0.000138315">
            <text:p>0.000138315</text:p>
          </table:table-cell>
          <table:table-cell office:value-type="float" office:value="0.000287519">
            <text:p>0.00028751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0759">
            <text:p>0.000260759</text:p>
          </table:table-cell>
          <table:table-cell office:value-type="float" office:value="0.000139356">
            <text:p>0.000139356</text:p>
          </table:table-cell>
          <table:table-cell office:value-type="float" office:value="0.00027176">
            <text:p>0.0002717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364">
            <text:p>0.000261364</text:p>
          </table:table-cell>
          <table:table-cell office:value-type="float" office:value="0.000777329">
            <text:p>0.000777329</text:p>
          </table:table-cell>
          <table:table-cell office:value-type="float" office:value="0.000349038">
            <text:p>0.00034903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3871">
            <text:p>0.000273871</text:p>
          </table:table-cell>
          <table:table-cell office:value-type="float" office:value="0.000135585">
            <text:p>0.000135585</text:p>
          </table:table-cell>
          <table:table-cell office:value-type="float" office:value="0.000287123">
            <text:p>0.00028712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482">
            <text:p>0.000261482</text:p>
          </table:table-cell>
          <table:table-cell office:value-type="float" office:value="0.0001346">
            <text:p>0.0001346</text:p>
          </table:table-cell>
          <table:table-cell office:value-type="float" office:value="0.000282796">
            <text:p>0.00028279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0622">
            <text:p>0.000260622</text:p>
          </table:table-cell>
          <table:table-cell/>
          <table:table-cell office:value-type="float" office:value="0.000220895">
            <text:p>0.00022089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5565">
            <text:p>0.000265565</text:p>
          </table:table-cell>
          <table:table-cell office:value-type="float" office:value="0.000132731">
            <text:p>0.000132731</text:p>
          </table:table-cell>
          <table:table-cell office:value-type="float" office:value="0.000276157">
            <text:p>0.00027615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7009">
            <text:p>0.000267009</text:p>
          </table:table-cell>
          <table:table-cell office:value-type="float" office:value="0.000136835">
            <text:p>0.000136835</text:p>
          </table:table-cell>
          <table:table-cell office:value-type="float" office:value="0.000281417">
            <text:p>0.00028141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8177">
            <text:p>0.000268177</text:p>
          </table:table-cell>
          <table:table-cell office:value-type="float" office:value="0.000145664">
            <text:p>0.000145664</text:p>
          </table:table-cell>
          <table:table-cell office:value-type="float" office:value="0.000282579">
            <text:p>0.00028257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90443">
            <text:p>0.000090443</text:p>
          </table:table-cell>
          <table:table-cell table:number-columns-repeated="2"/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6601">
            <text:p>0.000266601</text:p>
          </table:table-cell>
          <table:table-cell office:value-type="float" office:value="0.000134834">
            <text:p>0.000134834</text:p>
          </table:table-cell>
          <table:table-cell office:value-type="float" office:value="0.000269636">
            <text:p>0.00026963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387318">
            <text:p>0.000387318</text:p>
          </table:table-cell>
          <table:table-cell office:value-type="float" office:value="0.000133475">
            <text:p>0.000133475</text:p>
          </table:table-cell>
          <table:table-cell office:value-type="float" office:value="0.000279104">
            <text:p>0.00027910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8255">
            <text:p>0.000268255</text:p>
          </table:table-cell>
          <table:table-cell office:value-type="float" office:value="0.000003734">
            <text:p>0.000003734</text:p>
          </table:table-cell>
          <table:table-cell office:value-type="float" office:value="0.000283435">
            <text:p>0.00028343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81831">
            <text:p>0.000281831</text:p>
          </table:table-cell>
          <table:table-cell office:value-type="float" office:value="0.000134377">
            <text:p>0.000134377</text:p>
          </table:table-cell>
          <table:table-cell office:value-type="float" office:value="0.000271276">
            <text:p>0.00027127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6323">
            <text:p>0.000266323</text:p>
          </table:table-cell>
          <table:table-cell office:value-type="float" office:value="0.000134923">
            <text:p>0.000134923</text:p>
          </table:table-cell>
          <table:table-cell office:value-type="float" office:value="0.000275227">
            <text:p>0.00027522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5023">
            <text:p>0.000275023</text:p>
          </table:table-cell>
          <table:table-cell office:value-type="float" office:value="0.000136366">
            <text:p>0.000136366</text:p>
          </table:table-cell>
          <table:table-cell office:value-type="float" office:value="0.000281644">
            <text:p>0.00028164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284">
            <text:p>0.000037284</text:p>
          </table:table-cell>
          <table:table-cell office:value-type="float" office:value="0.000135843">
            <text:p>0.000135843</text:p>
          </table:table-cell>
          <table:table-cell office:value-type="float" office:value="0.000280691">
            <text:p>0.00028069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022">
            <text:p>0.000261022</text:p>
          </table:table-cell>
          <table:table-cell office:value-type="float" office:value="0.000139704">
            <text:p>0.000139704</text:p>
          </table:table-cell>
          <table:table-cell office:value-type="float" office:value="0.000270704">
            <text:p>0.00027070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6469">
            <text:p>0.000266469</text:p>
          </table:table-cell>
          <table:table-cell office:value-type="float" office:value="0.000135405">
            <text:p>0.000135405</text:p>
          </table:table-cell>
          <table:table-cell office:value-type="float" office:value="0.000269924">
            <text:p>0.00026992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6012">
            <text:p>0.000266012</text:p>
          </table:table-cell>
          <table:table-cell office:value-type="float" office:value="0.000135174">
            <text:p>0.000135174</text:p>
          </table:table-cell>
          <table:table-cell office:value-type="float" office:value="0.000269379">
            <text:p>0.00026937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float" office:value="0.000135426">
            <text:p>0.000135426</text:p>
          </table:table-cell>
          <table:table-cell office:value-type="float" office:value="0.000279528">
            <text:p>0.00027952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43536">
            <text:p>0.00343536</text:p>
          </table:table-cell>
          <table:table-cell office:value-type="float" office:value="0.00179698">
            <text:p>0.00179698</text:p>
          </table:table-cell>
          <table:table-cell office:value-type="float" office:value="0.00291564">
            <text:p>0.0029156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20802">
            <text:p>0.00320802</text:p>
          </table:table-cell>
          <table:table-cell office:value-type="float" office:value="0.00198704">
            <text:p>0.00198704</text:p>
          </table:table-cell>
          <table:table-cell office:value-type="float" office:value="0.00323072">
            <text:p>0.0032307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41325">
            <text:p>0.00341325</text:p>
          </table:table-cell>
          <table:table-cell office:value-type="float" office:value="0.00159057">
            <text:p>0.00159057</text:p>
          </table:table-cell>
          <table:table-cell office:value-type="float" office:value="0.00415978">
            <text:p>0.0041597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270226">
            <text:p>0.00270226</text:p>
          </table:table-cell>
          <table:table-cell office:value-type="float" office:value="0.00277496">
            <text:p>0.00277496</text:p>
          </table:table-cell>
          <table:table-cell office:value-type="float" office:value="0.00328784">
            <text:p>0.0032878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37085">
            <text:p>0.00337085</text:p>
          </table:table-cell>
          <table:table-cell office:value-type="float" office:value="0.00181521">
            <text:p>0.00181521</text:p>
          </table:table-cell>
          <table:table-cell office:value-type="float" office:value="0.00297144">
            <text:p>0.0029714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30988">
            <text:p>0.00330988</text:p>
          </table:table-cell>
          <table:table-cell office:value-type="float" office:value="0.0019573">
            <text:p>0.0019573</text:p>
          </table:table-cell>
          <table:table-cell office:value-type="float" office:value="0.00265973">
            <text:p>0.0026597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41972">
            <text:p>0.00341972</text:p>
          </table:table-cell>
          <table:table-cell office:value-type="float" office:value="0.00177327">
            <text:p>0.00177327</text:p>
          </table:table-cell>
          <table:table-cell office:value-type="float" office:value="0.00299693">
            <text:p>0.0029969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295489">
            <text:p>0.00295489</text:p>
          </table:table-cell>
          <table:table-cell office:value-type="float" office:value="0.00126657">
            <text:p>0.00126657</text:p>
          </table:table-cell>
          <table:table-cell office:value-type="float" office:value="0.00409948">
            <text:p>0.0040994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30621">
            <text:p>0.00330621</text:p>
          </table:table-cell>
          <table:table-cell office:value-type="float" office:value="0.00277372">
            <text:p>0.00277372</text:p>
          </table:table-cell>
          <table:table-cell office:value-type="float" office:value="0.00357194">
            <text:p>0.0035719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9397">
            <text:p>0.0039397</text:p>
          </table:table-cell>
          <table:table-cell office:value-type="float" office:value="0.00182991">
            <text:p>0.00182991</text:p>
          </table:table-cell>
          <table:table-cell office:value-type="float" office:value="0.0034193">
            <text:p>0.003419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884">
            <text:p>0.0031884</text:p>
          </table:table-cell>
          <table:table-cell office:value-type="float" office:value="0.00174368">
            <text:p>0.00174368</text:p>
          </table:table-cell>
          <table:table-cell office:value-type="float" office:value="0.00321031">
            <text:p>0.0032103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86827">
            <text:p>0.00386827</text:p>
          </table:table-cell>
          <table:table-cell office:value-type="float" office:value="0.00129888">
            <text:p>0.00129888</text:p>
          </table:table-cell>
          <table:table-cell office:value-type="float" office:value="0.00372958">
            <text:p>0.0037295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47731">
            <text:p>0.00347731</text:p>
          </table:table-cell>
          <table:table-cell office:value-type="float" office:value="0.00161872">
            <text:p>0.00161872</text:p>
          </table:table-cell>
          <table:table-cell office:value-type="float" office:value="0.00355934">
            <text:p>0.0035593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2197">
            <text:p>0.00312197</text:p>
          </table:table-cell>
          <table:table-cell office:value-type="float" office:value="0.00181401">
            <text:p>0.00181401</text:p>
          </table:table-cell>
          <table:table-cell office:value-type="float" office:value="0.00376393">
            <text:p>0.0037639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36529">
            <text:p>0.00336529</text:p>
          </table:table-cell>
          <table:table-cell office:value-type="float" office:value="0.00178333">
            <text:p>0.00178333</text:p>
          </table:table-cell>
          <table:table-cell office:value-type="float" office:value="0.0033475">
            <text:p>0.003347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68673">
            <text:p>0.00368673</text:p>
          </table:table-cell>
          <table:table-cell office:value-type="float" office:value="0.00187865">
            <text:p>0.00187865</text:p>
          </table:table-cell>
          <table:table-cell office:value-type="float" office:value="0.00324182">
            <text:p>0.0032418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38449">
            <text:p>0.00338449</text:p>
          </table:table-cell>
          <table:table-cell office:value-type="float" office:value="0.00179737">
            <text:p>0.00179737</text:p>
          </table:table-cell>
          <table:table-cell office:value-type="float" office:value="0.00317202">
            <text:p>0.0031720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26345">
            <text:p>0.00326345</text:p>
          </table:table-cell>
          <table:table-cell office:value-type="float" office:value="0.0020565">
            <text:p>0.0020565</text:p>
          </table:table-cell>
          <table:table-cell office:value-type="float" office:value="0.00317973">
            <text:p>0.0031797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9892">
            <text:p>0.00319892</text:p>
          </table:table-cell>
          <table:table-cell office:value-type="float" office:value="0.00198107">
            <text:p>0.00198107</text:p>
          </table:table-cell>
          <table:table-cell office:value-type="float" office:value="0.00332242">
            <text:p>0.0033224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440087">
            <text:p>0.00440087</text:p>
          </table:table-cell>
          <table:table-cell office:value-type="float" office:value="0.00190088">
            <text:p>0.00190088</text:p>
          </table:table-cell>
          <table:table-cell office:value-type="float" office:value="0.00320747">
            <text:p>0.0032074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295684">
            <text:p>0.00295684</text:p>
          </table:table-cell>
          <table:table-cell office:value-type="float" office:value="0.00203278">
            <text:p>0.00203278</text:p>
          </table:table-cell>
          <table:table-cell office:value-type="float" office:value="0.00351584">
            <text:p>0.0035158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21545">
            <text:p>0.00321545</text:p>
          </table:table-cell>
          <table:table-cell office:value-type="float" office:value="0.00178694">
            <text:p>0.00178694</text:p>
          </table:table-cell>
          <table:table-cell office:value-type="float" office:value="0.00350685">
            <text:p>0.0035068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76477">
            <text:p>0.00376477</text:p>
          </table:table-cell>
          <table:table-cell office:value-type="float" office:value="0.0017591">
            <text:p>0.0017591</text:p>
          </table:table-cell>
          <table:table-cell office:value-type="float" office:value="0.00335922">
            <text:p>0.0033592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52715">
            <text:p>0.00352715</text:p>
          </table:table-cell>
          <table:table-cell office:value-type="float" office:value="0.00178948">
            <text:p>0.00178948</text:p>
          </table:table-cell>
          <table:table-cell office:value-type="float" office:value="0.00377017">
            <text:p>0.0037701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58469">
            <text:p>0.00358469</text:p>
          </table:table-cell>
          <table:table-cell office:value-type="float" office:value="0.00176217">
            <text:p>0.00176217</text:p>
          </table:table-cell>
          <table:table-cell office:value-type="float" office:value="0.00302628">
            <text:p>0.0030262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28803">
            <text:p>0.00328803</text:p>
          </table:table-cell>
          <table:table-cell office:value-type="float" office:value="0.00236747">
            <text:p>0.00236747</text:p>
          </table:table-cell>
          <table:table-cell office:value-type="float" office:value="0.00343875">
            <text:p>0.0034387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451846">
            <text:p>0.00451846</text:p>
          </table:table-cell>
          <table:table-cell office:value-type="float" office:value="0.00171477">
            <text:p>0.00171477</text:p>
          </table:table-cell>
          <table:table-cell office:value-type="float" office:value="0.00336658">
            <text:p>0.0033665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400162">
            <text:p>0.00400162</text:p>
          </table:table-cell>
          <table:table-cell office:value-type="float" office:value="0.00178212">
            <text:p>0.00178212</text:p>
          </table:table-cell>
          <table:table-cell office:value-type="float" office:value="0.0033879">
            <text:p>0.003387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89477">
            <text:p>0.00389477</text:p>
          </table:table-cell>
          <table:table-cell office:value-type="float" office:value="0.00169788">
            <text:p>0.00169788</text:p>
          </table:table-cell>
          <table:table-cell office:value-type="float" office:value="0.00301048">
            <text:p>0.0030104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93924">
            <text:p>0.00393924</text:p>
          </table:table-cell>
          <table:table-cell office:value-type="float" office:value="0.00124143">
            <text:p>0.00124143</text:p>
          </table:table-cell>
          <table:table-cell office:value-type="float" office:value="0.0035615">
            <text:p>0.003561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9432">
            <text:p>0.00319432</text:p>
          </table:table-cell>
          <table:table-cell office:value-type="float" office:value="0.00200919">
            <text:p>0.00200919</text:p>
          </table:table-cell>
          <table:table-cell office:value-type="float" office:value="0.00389324">
            <text:p>0.0038932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292669">
            <text:p>0.00292669</text:p>
          </table:table-cell>
          <table:table-cell office:value-type="float" office:value="0.0019956">
            <text:p>0.0019956</text:p>
          </table:table-cell>
          <table:table-cell office:value-type="float" office:value="0.00370888">
            <text:p>0.003708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91339">
            <text:p>0.00391339</text:p>
          </table:table-cell>
          <table:table-cell office:value-type="float" office:value="0.00192192">
            <text:p>0.00192192</text:p>
          </table:table-cell>
          <table:table-cell office:value-type="float" office:value="0.00311783">
            <text:p>0.0031178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7759">
            <text:p>0.00317759</text:p>
          </table:table-cell>
          <table:table-cell office:value-type="float" office:value="0.00178763">
            <text:p>0.00178763</text:p>
          </table:table-cell>
          <table:table-cell office:value-type="float" office:value="0.00371243">
            <text:p>0.0037124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93336">
            <text:p>0.00393336</text:p>
          </table:table-cell>
          <table:table-cell office:value-type="float" office:value="0.00177129">
            <text:p>0.00177129</text:p>
          </table:table-cell>
          <table:table-cell office:value-type="float" office:value="0.00350455">
            <text:p>0.0035045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2594">
            <text:p>0.00312594</text:p>
          </table:table-cell>
          <table:table-cell office:value-type="float" office:value="0.00185563">
            <text:p>0.00185563</text:p>
          </table:table-cell>
          <table:table-cell office:value-type="float" office:value="0.00355368">
            <text:p>0.0035536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6398">
            <text:p>0.00316398</text:p>
          </table:table-cell>
          <table:table-cell office:value-type="float" office:value="0.0017805">
            <text:p>0.0017805</text:p>
          </table:table-cell>
          <table:table-cell office:value-type="float" office:value="0.00353687">
            <text:p>0.0035368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92514">
            <text:p>0.00392514</text:p>
          </table:table-cell>
          <table:table-cell office:value-type="float" office:value="0.00126473">
            <text:p>0.00126473</text:p>
          </table:table-cell>
          <table:table-cell office:value-type="float" office:value="0.00389368">
            <text:p>0.0038936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05185">
            <text:p>0.00305185</text:p>
          </table:table-cell>
          <table:table-cell office:value-type="float" office:value="0.00172234">
            <text:p>0.00172234</text:p>
          </table:table-cell>
          <table:table-cell office:value-type="float" office:value="0.00385707">
            <text:p>0.003857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28445">
            <text:p>0.00328445</text:p>
          </table:table-cell>
          <table:table-cell office:value-type="float" office:value="0.00209222">
            <text:p>0.00209222</text:p>
          </table:table-cell>
          <table:table-cell office:value-type="float" office:value="0.00320206">
            <text:p>0.0032020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272218">
            <text:p>0.00272218</text:p>
          </table:table-cell>
          <table:table-cell office:value-type="float" office:value="0.00159461">
            <text:p>0.00159461</text:p>
          </table:table-cell>
          <table:table-cell office:value-type="float" office:value="0.00411268">
            <text:p>0.0041126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64043">
            <text:p>0.00364043</text:p>
          </table:table-cell>
          <table:table-cell office:value-type="float" office:value="0.00155802">
            <text:p>0.00155802</text:p>
          </table:table-cell>
          <table:table-cell office:value-type="float" office:value="0.00357561">
            <text:p>0.0035756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96062">
            <text:p>0.00396062</text:p>
          </table:table-cell>
          <table:table-cell office:value-type="float" office:value="0.00177934">
            <text:p>0.00177934</text:p>
          </table:table-cell>
          <table:table-cell office:value-type="float" office:value="0.00345984">
            <text:p>0.0034598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66398">
            <text:p>0.00366398</text:p>
          </table:table-cell>
          <table:table-cell office:value-type="float" office:value="0.00151766">
            <text:p>0.00151766</text:p>
          </table:table-cell>
          <table:table-cell office:value-type="float" office:value="0.00301758">
            <text:p>0.0030175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73256">
            <text:p>0.00373256</text:p>
          </table:table-cell>
          <table:table-cell office:value-type="float" office:value="0.00178388">
            <text:p>0.00178388</text:p>
          </table:table-cell>
          <table:table-cell office:value-type="float" office:value="0.00343865">
            <text:p>0.0034386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82078">
            <text:p>0.00382078</text:p>
          </table:table-cell>
          <table:table-cell office:value-type="float" office:value="0.000855532">
            <text:p>0.000855532</text:p>
          </table:table-cell>
          <table:table-cell office:value-type="float" office:value="0.00450922">
            <text:p>0.0045092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20108">
            <text:p>0.00320108</text:p>
          </table:table-cell>
          <table:table-cell office:value-type="float" office:value="0.00190168">
            <text:p>0.00190168</text:p>
          </table:table-cell>
          <table:table-cell office:value-type="float" office:value="0.00365824">
            <text:p>0.0036582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79118">
            <text:p>0.00379118</text:p>
          </table:table-cell>
          <table:table-cell office:value-type="float" office:value="0.00165958">
            <text:p>0.00165958</text:p>
          </table:table-cell>
          <table:table-cell office:value-type="float" office:value="0.00348062">
            <text:p>0.0034806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40119">
            <text:p>0.0040119</text:p>
          </table:table-cell>
          <table:table-cell office:value-type="float" office:value="0.00174796">
            <text:p>0.00174796</text:p>
          </table:table-cell>
          <table:table-cell office:value-type="float" office:value="0.00319066">
            <text:p>0.0031906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26925">
            <text:p>0.0026925</text:p>
          </table:table-cell>
          <table:table-cell office:value-type="float" office:value="0.00232684">
            <text:p>0.00232684</text:p>
          </table:table-cell>
          <table:table-cell office:value-type="float" office:value="0.00336726">
            <text:p>0.0033672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21237">
            <text:p>0.0421237</text:p>
          </table:table-cell>
          <table:table-cell office:value-type="float" office:value="0.0239654">
            <text:p>0.0239654</text:p>
          </table:table-cell>
          <table:table-cell office:value-type="float" office:value="0.0411698">
            <text:p>0.041169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1379">
            <text:p>0.0411379</text:p>
          </table:table-cell>
          <table:table-cell office:value-type="float" office:value="0.0242814">
            <text:p>0.0242814</text:p>
          </table:table-cell>
          <table:table-cell office:value-type="float" office:value="0.0409598">
            <text:p>0.040959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6616">
            <text:p>0.0416616</text:p>
          </table:table-cell>
          <table:table-cell office:value-type="float" office:value="0.0233234">
            <text:p>0.0233234</text:p>
          </table:table-cell>
          <table:table-cell office:value-type="float" office:value="0.0415169">
            <text:p>0.041516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8323">
            <text:p>0.0418323</text:p>
          </table:table-cell>
          <table:table-cell office:value-type="float" office:value="0.023833">
            <text:p>0.023833</text:p>
          </table:table-cell>
          <table:table-cell office:value-type="float" office:value="0.0401378">
            <text:p>0.040137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5351">
            <text:p>0.0405351</text:p>
          </table:table-cell>
          <table:table-cell office:value-type="float" office:value="0.0261589">
            <text:p>0.0261589</text:p>
          </table:table-cell>
          <table:table-cell office:value-type="float" office:value="0.0420552">
            <text:p>0.042055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4125">
            <text:p>0.0414125</text:p>
          </table:table-cell>
          <table:table-cell office:value-type="float" office:value="0.0235081">
            <text:p>0.0235081</text:p>
          </table:table-cell>
          <table:table-cell office:value-type="float" office:value="0.0408761">
            <text:p>0.040876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1878">
            <text:p>0.0401878</text:p>
          </table:table-cell>
          <table:table-cell office:value-type="float" office:value="0.0254491">
            <text:p>0.0254491</text:p>
          </table:table-cell>
          <table:table-cell office:value-type="float" office:value="0.0417116">
            <text:p>0.041711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893">
            <text:p>0.041893</text:p>
          </table:table-cell>
          <table:table-cell office:value-type="float" office:value="0.0232629">
            <text:p>0.0232629</text:p>
          </table:table-cell>
          <table:table-cell office:value-type="float" office:value="0.0413176">
            <text:p>0.041317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124">
            <text:p>0.041124</text:p>
          </table:table-cell>
          <table:table-cell office:value-type="float" office:value="0.0243035">
            <text:p>0.0243035</text:p>
          </table:table-cell>
          <table:table-cell office:value-type="float" office:value="0.0404616">
            <text:p>0.040461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0992">
            <text:p>0.0410992</text:p>
          </table:table-cell>
          <table:table-cell office:value-type="float" office:value="0.0241467">
            <text:p>0.0241467</text:p>
          </table:table-cell>
          <table:table-cell office:value-type="float" office:value="0.0409224">
            <text:p>0.040922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25562">
            <text:p>0.0425562</text:p>
          </table:table-cell>
          <table:table-cell office:value-type="float" office:value="0.0241605">
            <text:p>0.0241605</text:p>
          </table:table-cell>
          <table:table-cell office:value-type="float" office:value="0.0410396">
            <text:p>0.041039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0918">
            <text:p>0.0410918</text:p>
          </table:table-cell>
          <table:table-cell office:value-type="float" office:value="0.0250633">
            <text:p>0.0250633</text:p>
          </table:table-cell>
          <table:table-cell office:value-type="float" office:value="0.0407214">
            <text:p>0.040721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7978">
            <text:p>0.0407978</text:p>
          </table:table-cell>
          <table:table-cell office:value-type="float" office:value="0.0238338">
            <text:p>0.0238338</text:p>
          </table:table-cell>
          <table:table-cell office:value-type="float" office:value="0.0413233">
            <text:p>0.041323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20816">
            <text:p>0.0420816</text:p>
          </table:table-cell>
          <table:table-cell office:value-type="float" office:value="0.0250409">
            <text:p>0.0250409</text:p>
          </table:table-cell>
          <table:table-cell office:value-type="float" office:value="0.0407439">
            <text:p>0.040743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27474">
            <text:p>0.0427474</text:p>
          </table:table-cell>
          <table:table-cell office:value-type="float" office:value="0.0252925">
            <text:p>0.0252925</text:p>
          </table:table-cell>
          <table:table-cell office:value-type="float" office:value="0.0413604">
            <text:p>0.041360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3398">
            <text:p>0.0413398</text:p>
          </table:table-cell>
          <table:table-cell office:value-type="float" office:value="0.0237939">
            <text:p>0.0237939</text:p>
          </table:table-cell>
          <table:table-cell office:value-type="float" office:value="0.0414033">
            <text:p>0.041403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931">
            <text:p>0.040931</text:p>
          </table:table-cell>
          <table:table-cell office:value-type="float" office:value="0.0242669">
            <text:p>0.0242669</text:p>
          </table:table-cell>
          <table:table-cell office:value-type="float" office:value="0.0417889">
            <text:p>0.041788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6747">
            <text:p>0.0416747</text:p>
          </table:table-cell>
          <table:table-cell office:value-type="float" office:value="0.0239986">
            <text:p>0.0239986</text:p>
          </table:table-cell>
          <table:table-cell office:value-type="float" office:value="0.0410732">
            <text:p>0.041073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9038">
            <text:p>0.0409038</text:p>
          </table:table-cell>
          <table:table-cell office:value-type="float" office:value="0.0248334">
            <text:p>0.0248334</text:p>
          </table:table-cell>
          <table:table-cell office:value-type="float" office:value="0.0403616">
            <text:p>0.040361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2388">
            <text:p>0.0412388</text:p>
          </table:table-cell>
          <table:table-cell office:value-type="float" office:value="0.0231933">
            <text:p>0.0231933</text:p>
          </table:table-cell>
          <table:table-cell office:value-type="float" office:value="0.0416299">
            <text:p>0.041629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29358">
            <text:p>0.0429358</text:p>
          </table:table-cell>
          <table:table-cell office:value-type="float" office:value="0.0255031">
            <text:p>0.0255031</text:p>
          </table:table-cell>
          <table:table-cell office:value-type="float" office:value="0.0401876">
            <text:p>0.040187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6984">
            <text:p>0.0406984</text:p>
          </table:table-cell>
          <table:table-cell office:value-type="float" office:value="0.0245005">
            <text:p>0.0245005</text:p>
          </table:table-cell>
          <table:table-cell office:value-type="float" office:value="0.0406561">
            <text:p>0.040656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9648">
            <text:p>0.0419648</text:p>
          </table:table-cell>
          <table:table-cell office:value-type="float" office:value="0.0238951">
            <text:p>0.0238951</text:p>
          </table:table-cell>
          <table:table-cell office:value-type="float" office:value="0.0405083">
            <text:p>0.040508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1737">
            <text:p>0.0411737</text:p>
          </table:table-cell>
          <table:table-cell office:value-type="float" office:value="0.0265326">
            <text:p>0.0265326</text:p>
          </table:table-cell>
          <table:table-cell office:value-type="float" office:value="0.0406891">
            <text:p>0.040689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8863">
            <text:p>0.0408863</text:p>
          </table:table-cell>
          <table:table-cell office:value-type="float" office:value="0.0235018">
            <text:p>0.0235018</text:p>
          </table:table-cell>
          <table:table-cell office:value-type="float" office:value="0.0403475">
            <text:p>0.040347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7332">
            <text:p>0.0407332</text:p>
          </table:table-cell>
          <table:table-cell office:value-type="float" office:value="0.0237884">
            <text:p>0.0237884</text:p>
          </table:table-cell>
          <table:table-cell office:value-type="float" office:value="0.0405565">
            <text:p>0.040556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3756">
            <text:p>0.0403756</text:p>
          </table:table-cell>
          <table:table-cell office:value-type="float" office:value="0.0239872">
            <text:p>0.0239872</text:p>
          </table:table-cell>
          <table:table-cell office:value-type="float" office:value="0.0417524">
            <text:p>0.041752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5078">
            <text:p>0.0415078</text:p>
          </table:table-cell>
          <table:table-cell office:value-type="float" office:value="0.024779">
            <text:p>0.024779</text:p>
          </table:table-cell>
          <table:table-cell office:value-type="float" office:value="0.0410763">
            <text:p>0.041076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4191">
            <text:p>0.0404191</text:p>
          </table:table-cell>
          <table:table-cell office:value-type="float" office:value="0.0239841">
            <text:p>0.0239841</text:p>
          </table:table-cell>
          <table:table-cell office:value-type="float" office:value="0.0418263">
            <text:p>0.041826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6756">
            <text:p>0.0416756</text:p>
          </table:table-cell>
          <table:table-cell office:value-type="float" office:value="0.0234252">
            <text:p>0.0234252</text:p>
          </table:table-cell>
          <table:table-cell office:value-type="float" office:value="0.0411351">
            <text:p>0.041135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9452">
            <text:p>0.0419452</text:p>
          </table:table-cell>
          <table:table-cell office:value-type="float" office:value="0.0243761">
            <text:p>0.0243761</text:p>
          </table:table-cell>
          <table:table-cell office:value-type="float" office:value="0.0409543">
            <text:p>0.040954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6464">
            <text:p>0.0406464</text:p>
          </table:table-cell>
          <table:table-cell office:value-type="float" office:value="0.0229133">
            <text:p>0.0229133</text:p>
          </table:table-cell>
          <table:table-cell office:value-type="float" office:value="0.0419119">
            <text:p>0.041911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1326">
            <text:p>0.0411326</text:p>
          </table:table-cell>
          <table:table-cell office:value-type="float" office:value="0.0238214">
            <text:p>0.0238214</text:p>
          </table:table-cell>
          <table:table-cell office:value-type="float" office:value="0.0391415">
            <text:p>0.039141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615">
            <text:p>0.040615</text:p>
          </table:table-cell>
          <table:table-cell office:value-type="float" office:value="0.0231679">
            <text:p>0.0231679</text:p>
          </table:table-cell>
          <table:table-cell office:value-type="float" office:value="0.0415449">
            <text:p>0.041544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855">
            <text:p>0.041855</text:p>
          </table:table-cell>
          <table:table-cell office:value-type="float" office:value="0.0245315">
            <text:p>0.0245315</text:p>
          </table:table-cell>
          <table:table-cell office:value-type="float" office:value="0.0402101">
            <text:p>0.040210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7262">
            <text:p>0.0407262</text:p>
          </table:table-cell>
          <table:table-cell office:value-type="float" office:value="0.0243589">
            <text:p>0.0243589</text:p>
          </table:table-cell>
          <table:table-cell office:value-type="float" office:value="0.0404919">
            <text:p>0.040491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8844">
            <text:p>0.0418844</text:p>
          </table:table-cell>
          <table:table-cell office:value-type="float" office:value="0.0235946">
            <text:p>0.0235946</text:p>
          </table:table-cell>
          <table:table-cell office:value-type="float" office:value="0.0404326">
            <text:p>0.040432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6361">
            <text:p>0.0406361</text:p>
          </table:table-cell>
          <table:table-cell office:value-type="float" office:value="0.0245044">
            <text:p>0.0245044</text:p>
          </table:table-cell>
          <table:table-cell office:value-type="float" office:value="0.040771">
            <text:p>0.04077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5958">
            <text:p>0.0415958</text:p>
          </table:table-cell>
          <table:table-cell office:value-type="float" office:value="0.0239449">
            <text:p>0.0239449</text:p>
          </table:table-cell>
          <table:table-cell office:value-type="float" office:value="0.0410852">
            <text:p>0.041085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7028">
            <text:p>0.0407028</text:p>
          </table:table-cell>
          <table:table-cell office:value-type="float" office:value="0.0240727">
            <text:p>0.0240727</text:p>
          </table:table-cell>
          <table:table-cell office:value-type="float" office:value="0.0408886">
            <text:p>0.040888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421">
            <text:p>0.041421</text:p>
          </table:table-cell>
          <table:table-cell office:value-type="float" office:value="0.0238711">
            <text:p>0.0238711</text:p>
          </table:table-cell>
          <table:table-cell office:value-type="float" office:value="0.0405863">
            <text:p>0.040586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30932">
            <text:p>0.0430932</text:p>
          </table:table-cell>
          <table:table-cell office:value-type="float" office:value="0.023868">
            <text:p>0.023868</text:p>
          </table:table-cell>
          <table:table-cell office:value-type="float" office:value="0.04155">
            <text:p>0.0415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20653">
            <text:p>0.0420653</text:p>
          </table:table-cell>
          <table:table-cell office:value-type="float" office:value="0.0234975">
            <text:p>0.0234975</text:p>
          </table:table-cell>
          <table:table-cell office:value-type="float" office:value="0.0419707">
            <text:p>0.041970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0178">
            <text:p>0.0410178</text:p>
          </table:table-cell>
          <table:table-cell office:value-type="float" office:value="0.0230179">
            <text:p>0.0230179</text:p>
          </table:table-cell>
          <table:table-cell office:value-type="float" office:value="0.0408626">
            <text:p>0.040862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034">
            <text:p>0.040034</text:p>
          </table:table-cell>
          <table:table-cell office:value-type="float" office:value="0.0258451">
            <text:p>0.0258451</text:p>
          </table:table-cell>
          <table:table-cell office:value-type="float" office:value="0.0406667">
            <text:p>0.040666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5222">
            <text:p>0.0415222</text:p>
          </table:table-cell>
          <table:table-cell office:value-type="float" office:value="0.0233667">
            <text:p>0.0233667</text:p>
          </table:table-cell>
          <table:table-cell office:value-type="float" office:value="0.0411921">
            <text:p>0.041192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5558">
            <text:p>0.0415558</text:p>
          </table:table-cell>
          <table:table-cell office:value-type="float" office:value="0.0236332">
            <text:p>0.0236332</text:p>
          </table:table-cell>
          <table:table-cell office:value-type="float" office:value="0.0403504">
            <text:p>0.040350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9247">
            <text:p>0.0409247</text:p>
          </table:table-cell>
          <table:table-cell office:value-type="float" office:value="0.0237607">
            <text:p>0.0237607</text:p>
          </table:table-cell>
          <table:table-cell office:value-type="float" office:value="0.0414873">
            <text:p>0.041487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5952">
            <text:p>0.0415952</text:p>
          </table:table-cell>
          <table:table-cell office:value-type="float" office:value="0.0256171">
            <text:p>0.0256171</text:p>
          </table:table-cell>
          <table:table-cell office:value-type="float" office:value="0.0412372">
            <text:p>0.041237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3449">
            <text:p>0.0413449</text:p>
          </table:table-cell>
          <table:table-cell office:value-type="float" office:value="0.0247548">
            <text:p>0.0247548</text:p>
          </table:table-cell>
          <table:table-cell office:value-type="float" office:value="0.0406971">
            <text:p>0.040697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9692">
            <text:p>0.499692</text:p>
          </table:table-cell>
          <table:table-cell office:value-type="float" office:value="0.316428">
            <text:p>0.316428</text:p>
          </table:table-cell>
          <table:table-cell office:value-type="float" office:value="0.482757">
            <text:p>0.48275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828">
            <text:p>0.490828</text:p>
          </table:table-cell>
          <table:table-cell office:value-type="float" office:value="0.318369">
            <text:p>0.318369</text:p>
          </table:table-cell>
          <table:table-cell office:value-type="float" office:value="0.482988">
            <text:p>0.4829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167">
            <text:p>0.490167</text:p>
          </table:table-cell>
          <table:table-cell office:value-type="float" office:value="0.314315">
            <text:p>0.314315</text:p>
          </table:table-cell>
          <table:table-cell office:value-type="float" office:value="0.479684">
            <text:p>0.47968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89025">
            <text:p>0.489025</text:p>
          </table:table-cell>
          <table:table-cell office:value-type="float" office:value="0.315863">
            <text:p>0.315863</text:p>
          </table:table-cell>
          <table:table-cell office:value-type="float" office:value="0.485201">
            <text:p>0.48520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7645">
            <text:p>0.497645</text:p>
          </table:table-cell>
          <table:table-cell office:value-type="float" office:value="0.316566">
            <text:p>0.316566</text:p>
          </table:table-cell>
          <table:table-cell office:value-type="float" office:value="0.483261">
            <text:p>0.48326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5766">
            <text:p>0.495766</text:p>
          </table:table-cell>
          <table:table-cell office:value-type="float" office:value="0.323021">
            <text:p>0.323021</text:p>
          </table:table-cell>
          <table:table-cell office:value-type="float" office:value="0.490544">
            <text:p>0.49054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4083">
            <text:p>0.494083</text:p>
          </table:table-cell>
          <table:table-cell office:value-type="float" office:value="0.316893">
            <text:p>0.316893</text:p>
          </table:table-cell>
          <table:table-cell office:value-type="float" office:value="0.480772">
            <text:p>0.48077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7577">
            <text:p>0.497577</text:p>
          </table:table-cell>
          <table:table-cell office:value-type="float" office:value="0.319519">
            <text:p>0.319519</text:p>
          </table:table-cell>
          <table:table-cell office:value-type="float" office:value="0.483356">
            <text:p>0.48335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7263">
            <text:p>0.497263</text:p>
          </table:table-cell>
          <table:table-cell office:value-type="float" office:value="0.318527">
            <text:p>0.318527</text:p>
          </table:table-cell>
          <table:table-cell office:value-type="float" office:value="0.481312">
            <text:p>0.48131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3965">
            <text:p>0.493965</text:p>
          </table:table-cell>
          <table:table-cell office:value-type="float" office:value="0.320766">
            <text:p>0.320766</text:p>
          </table:table-cell>
          <table:table-cell office:value-type="float" office:value="0.486461">
            <text:p>0.48646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5912">
            <text:p>0.495912</text:p>
          </table:table-cell>
          <table:table-cell office:value-type="float" office:value="0.318855">
            <text:p>0.318855</text:p>
          </table:table-cell>
          <table:table-cell office:value-type="float" office:value="0.508995">
            <text:p>0.50899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5768">
            <text:p>0.495768</text:p>
          </table:table-cell>
          <table:table-cell office:value-type="float" office:value="0.316525">
            <text:p>0.316525</text:p>
          </table:table-cell>
          <table:table-cell office:value-type="float" office:value="0.481111">
            <text:p>0.48111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6809">
            <text:p>0.496809</text:p>
          </table:table-cell>
          <table:table-cell office:value-type="float" office:value="0.319368">
            <text:p>0.319368</text:p>
          </table:table-cell>
          <table:table-cell office:value-type="float" office:value="0.484379">
            <text:p>0.48437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3389">
            <text:p>0.493389</text:p>
          </table:table-cell>
          <table:table-cell office:value-type="float" office:value="0.317243">
            <text:p>0.317243</text:p>
          </table:table-cell>
          <table:table-cell office:value-type="float" office:value="0.484244">
            <text:p>0.48424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847">
            <text:p>0.492847</text:p>
          </table:table-cell>
          <table:table-cell office:value-type="float" office:value="0.317782">
            <text:p>0.317782</text:p>
          </table:table-cell>
          <table:table-cell office:value-type="float" office:value="0.480736">
            <text:p>0.48073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88214">
            <text:p>0.488214</text:p>
          </table:table-cell>
          <table:table-cell office:value-type="float" office:value="0.315129">
            <text:p>0.315129</text:p>
          </table:table-cell>
          <table:table-cell office:value-type="float" office:value="0.482178">
            <text:p>0.48217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305">
            <text:p>0.492305</text:p>
          </table:table-cell>
          <table:table-cell office:value-type="float" office:value="0.313912">
            <text:p>0.313912</text:p>
          </table:table-cell>
          <table:table-cell office:value-type="float" office:value="0.483244">
            <text:p>0.48324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004">
            <text:p>0.492004</text:p>
          </table:table-cell>
          <table:table-cell office:value-type="float" office:value="0.315941">
            <text:p>0.315941</text:p>
          </table:table-cell>
          <table:table-cell office:value-type="float" office:value="0.480455">
            <text:p>0.48045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87752">
            <text:p>0.487752</text:p>
          </table:table-cell>
          <table:table-cell office:value-type="float" office:value="0.314234">
            <text:p>0.314234</text:p>
          </table:table-cell>
          <table:table-cell office:value-type="float" office:value="0.482092">
            <text:p>0.48209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1641">
            <text:p>0.491641</text:p>
          </table:table-cell>
          <table:table-cell office:value-type="float" office:value="0.313777">
            <text:p>0.313777</text:p>
          </table:table-cell>
          <table:table-cell office:value-type="float" office:value="0.480464">
            <text:p>0.48046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8922">
            <text:p>0.48922</text:p>
          </table:table-cell>
          <table:table-cell office:value-type="float" office:value="0.314087">
            <text:p>0.314087</text:p>
          </table:table-cell>
          <table:table-cell office:value-type="float" office:value="0.481282">
            <text:p>0.48128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702">
            <text:p>0.49702</text:p>
          </table:table-cell>
          <table:table-cell office:value-type="float" office:value="0.31754">
            <text:p>0.31754</text:p>
          </table:table-cell>
          <table:table-cell office:value-type="float" office:value="0.480195">
            <text:p>0.48019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1174">
            <text:p>0.491174</text:p>
          </table:table-cell>
          <table:table-cell office:value-type="float" office:value="0.314041">
            <text:p>0.314041</text:p>
          </table:table-cell>
          <table:table-cell office:value-type="float" office:value="0.483121">
            <text:p>0.48312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105">
            <text:p>0.49105</text:p>
          </table:table-cell>
          <table:table-cell office:value-type="float" office:value="0.318726">
            <text:p>0.318726</text:p>
          </table:table-cell>
          <table:table-cell office:value-type="float" office:value="0.483406">
            <text:p>0.48340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01">
            <text:p>0.49201</text:p>
          </table:table-cell>
          <table:table-cell office:value-type="float" office:value="0.314968">
            <text:p>0.314968</text:p>
          </table:table-cell>
          <table:table-cell office:value-type="float" office:value="0.480827">
            <text:p>0.48082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127">
            <text:p>0.492127</text:p>
          </table:table-cell>
          <table:table-cell office:value-type="float" office:value="0.316519">
            <text:p>0.316519</text:p>
          </table:table-cell>
          <table:table-cell office:value-type="float" office:value="0.482832">
            <text:p>0.48283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3278">
            <text:p>0.493278</text:p>
          </table:table-cell>
          <table:table-cell office:value-type="float" office:value="0.31485">
            <text:p>0.31485</text:p>
          </table:table-cell>
          <table:table-cell office:value-type="float" office:value="0.484883">
            <text:p>0.48488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506626">
            <text:p>0.506626</text:p>
          </table:table-cell>
          <table:table-cell office:value-type="float" office:value="0.322515">
            <text:p>0.322515</text:p>
          </table:table-cell>
          <table:table-cell office:value-type="float" office:value="0.488178">
            <text:p>0.48817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4464">
            <text:p>0.494464</text:p>
          </table:table-cell>
          <table:table-cell office:value-type="float" office:value="0.31579">
            <text:p>0.31579</text:p>
          </table:table-cell>
          <table:table-cell office:value-type="float" office:value="0.482462">
            <text:p>0.48246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1515">
            <text:p>0.491515</text:p>
          </table:table-cell>
          <table:table-cell office:value-type="float" office:value="0.314776">
            <text:p>0.314776</text:p>
          </table:table-cell>
          <table:table-cell office:value-type="float" office:value="0.482541">
            <text:p>0.48254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4642">
            <text:p>0.494642</text:p>
          </table:table-cell>
          <table:table-cell office:value-type="float" office:value="0.315781">
            <text:p>0.315781</text:p>
          </table:table-cell>
          <table:table-cell office:value-type="float" office:value="0.48244">
            <text:p>0.4824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88595">
            <text:p>0.488595</text:p>
          </table:table-cell>
          <table:table-cell office:value-type="float" office:value="0.313278">
            <text:p>0.313278</text:p>
          </table:table-cell>
          <table:table-cell office:value-type="float" office:value="0.481199">
            <text:p>0.48119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502621">
            <text:p>0.502621</text:p>
          </table:table-cell>
          <table:table-cell office:value-type="float" office:value="0.315191">
            <text:p>0.315191</text:p>
          </table:table-cell>
          <table:table-cell office:value-type="float" office:value="0.482345">
            <text:p>0.48234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89066">
            <text:p>0.489066</text:p>
          </table:table-cell>
          <table:table-cell office:value-type="float" office:value="0.314326">
            <text:p>0.314326</text:p>
          </table:table-cell>
          <table:table-cell office:value-type="float" office:value="0.50468">
            <text:p>0.5046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9079">
            <text:p>0.499079</text:p>
          </table:table-cell>
          <table:table-cell office:value-type="float" office:value="0.313116">
            <text:p>0.313116</text:p>
          </table:table-cell>
          <table:table-cell office:value-type="float" office:value="0.485879">
            <text:p>0.48587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99">
            <text:p>0.49099</text:p>
          </table:table-cell>
          <table:table-cell office:value-type="float" office:value="0.315044">
            <text:p>0.315044</text:p>
          </table:table-cell>
          <table:table-cell office:value-type="float" office:value="0.478409">
            <text:p>0.47840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367">
            <text:p>0.492367</text:p>
          </table:table-cell>
          <table:table-cell office:value-type="float" office:value="0.314887">
            <text:p>0.314887</text:p>
          </table:table-cell>
          <table:table-cell office:value-type="float" office:value="0.481763">
            <text:p>0.48176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4717">
            <text:p>0.494717</text:p>
          </table:table-cell>
          <table:table-cell office:value-type="float" office:value="0.31563">
            <text:p>0.31563</text:p>
          </table:table-cell>
          <table:table-cell office:value-type="float" office:value="0.48248">
            <text:p>0.4824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091">
            <text:p>0.492091</text:p>
          </table:table-cell>
          <table:table-cell office:value-type="float" office:value="0.313621">
            <text:p>0.313621</text:p>
          </table:table-cell>
          <table:table-cell office:value-type="float" office:value="0.486079">
            <text:p>0.48607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8">
            <text:p>0.4908</text:p>
          </table:table-cell>
          <table:table-cell office:value-type="float" office:value="0.314869">
            <text:p>0.314869</text:p>
          </table:table-cell>
          <table:table-cell office:value-type="float" office:value="0.482317">
            <text:p>0.48231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3493">
            <text:p>0.493493</text:p>
          </table:table-cell>
          <table:table-cell office:value-type="float" office:value="0.315194">
            <text:p>0.315194</text:p>
          </table:table-cell>
          <table:table-cell office:value-type="float" office:value="0.481421">
            <text:p>0.48142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826">
            <text:p>0.490826</text:p>
          </table:table-cell>
          <table:table-cell office:value-type="float" office:value="0.316499">
            <text:p>0.316499</text:p>
          </table:table-cell>
          <table:table-cell office:value-type="float" office:value="0.481939">
            <text:p>0.48193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289">
            <text:p>0.492289</text:p>
          </table:table-cell>
          <table:table-cell office:value-type="float" office:value="0.316807">
            <text:p>0.316807</text:p>
          </table:table-cell>
          <table:table-cell office:value-type="float" office:value="0.48746">
            <text:p>0.4874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637">
            <text:p>0.490637</text:p>
          </table:table-cell>
          <table:table-cell office:value-type="float" office:value="0.315424">
            <text:p>0.315424</text:p>
          </table:table-cell>
          <table:table-cell office:value-type="float" office:value="0.480646">
            <text:p>0.48064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985">
            <text:p>0.490985</text:p>
          </table:table-cell>
          <table:table-cell office:value-type="float" office:value="0.315727">
            <text:p>0.315727</text:p>
          </table:table-cell>
          <table:table-cell office:value-type="float" office:value="0.483609">
            <text:p>0.48360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661">
            <text:p>0.49661</text:p>
          </table:table-cell>
          <table:table-cell office:value-type="float" office:value="0.316145">
            <text:p>0.316145</text:p>
          </table:table-cell>
          <table:table-cell office:value-type="float" office:value="0.48993">
            <text:p>0.4899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967">
            <text:p>0.492967</text:p>
          </table:table-cell>
          <table:table-cell office:value-type="float" office:value="0.317259">
            <text:p>0.317259</text:p>
          </table:table-cell>
          <table:table-cell office:value-type="float" office:value="0.484437">
            <text:p>0.48443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882">
            <text:p>0.492882</text:p>
          </table:table-cell>
          <table:table-cell office:value-type="float" office:value="0.312882">
            <text:p>0.312882</text:p>
          </table:table-cell>
          <table:table-cell office:value-type="float" office:value="0.482958">
            <text:p>0.48295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3456">
            <text:p>0.493456</text:p>
          </table:table-cell>
          <table:table-cell office:value-type="float" office:value="0.317602">
            <text:p>0.317602</text:p>
          </table:table-cell>
          <table:table-cell office:value-type="float" office:value="0.4808">
            <text:p>0.480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386">
            <text:p>0.490386</text:p>
          </table:table-cell>
          <table:table-cell office:value-type="float" office:value="0.317849">
            <text:p>0.317849</text:p>
          </table:table-cell>
          <table:table-cell office:value-type="float" office:value="0.497155">
            <text:p>0.49715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65478">
            <text:p>5.65478</text:p>
          </table:table-cell>
          <table:table-cell office:value-type="float" office:value="3.74324">
            <text:p>3.74324</text:p>
          </table:table-cell>
          <table:table-cell office:value-type="float" office:value="5.7896">
            <text:p>5.789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80596">
            <text:p>5.80596</text:p>
          </table:table-cell>
          <table:table-cell office:value-type="float" office:value="3.87533">
            <text:p>3.87533</text:p>
          </table:table-cell>
          <table:table-cell office:value-type="float" office:value="5.70652">
            <text:p>5.7065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2522">
            <text:p>5.52522</text:p>
          </table:table-cell>
          <table:table-cell office:value-type="float" office:value="3.79851">
            <text:p>3.79851</text:p>
          </table:table-cell>
          <table:table-cell office:value-type="float" office:value="5.76804">
            <text:p>5.7680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3848">
            <text:p>5.53848</text:p>
          </table:table-cell>
          <table:table-cell office:value-type="float" office:value="3.74676">
            <text:p>3.74676</text:p>
          </table:table-cell>
          <table:table-cell office:value-type="float" office:value="5.74291">
            <text:p>5.7429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4921">
            <text:p>5.54921</text:p>
          </table:table-cell>
          <table:table-cell office:value-type="float" office:value="3.76583">
            <text:p>3.76583</text:p>
          </table:table-cell>
          <table:table-cell office:value-type="float" office:value="5.73325">
            <text:p>5.733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2513">
            <text:p>5.52513</text:p>
          </table:table-cell>
          <table:table-cell office:value-type="float" office:value="3.77739">
            <text:p>3.77739</text:p>
          </table:table-cell>
          <table:table-cell office:value-type="float" office:value="5.7232">
            <text:p>5.723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4445">
            <text:p>5.54445</text:p>
          </table:table-cell>
          <table:table-cell office:value-type="float" office:value="3.78873">
            <text:p>3.78873</text:p>
          </table:table-cell>
          <table:table-cell office:value-type="float" office:value="5.73894">
            <text:p>5.7389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61054">
            <text:p>5.61054</text:p>
          </table:table-cell>
          <table:table-cell office:value-type="float" office:value="3.91949">
            <text:p>3.91949</text:p>
          </table:table-cell>
          <table:table-cell office:value-type="float" office:value="5.82233">
            <text:p>5.8223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5868">
            <text:p>5.55868</text:p>
          </table:table-cell>
          <table:table-cell office:value-type="float" office:value="3.80682">
            <text:p>3.80682</text:p>
          </table:table-cell>
          <table:table-cell office:value-type="float" office:value="5.75374">
            <text:p>5.7537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7204">
            <text:p>5.57204</text:p>
          </table:table-cell>
          <table:table-cell office:value-type="float" office:value="3.76578">
            <text:p>3.76578</text:p>
          </table:table-cell>
          <table:table-cell office:value-type="float" office:value="5.77201">
            <text:p>5.7720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8363">
            <text:p>5.58363</text:p>
          </table:table-cell>
          <table:table-cell office:value-type="float" office:value="3.8019">
            <text:p>3.8019</text:p>
          </table:table-cell>
          <table:table-cell office:value-type="float" office:value="5.75179">
            <text:p>5.7517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64">
            <text:p>5.564</text:p>
          </table:table-cell>
          <table:table-cell office:value-type="float" office:value="3.77314">
            <text:p>3.77314</text:p>
          </table:table-cell>
          <table:table-cell office:value-type="float" office:value="5.72621">
            <text:p>5.7262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5077">
            <text:p>5.55077</text:p>
          </table:table-cell>
          <table:table-cell office:value-type="float" office:value="3.78948">
            <text:p>3.78948</text:p>
          </table:table-cell>
          <table:table-cell office:value-type="float" office:value="5.78395">
            <text:p>5.7839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3613">
            <text:p>5.53613</text:p>
          </table:table-cell>
          <table:table-cell office:value-type="float" office:value="3.77084">
            <text:p>3.77084</text:p>
          </table:table-cell>
          <table:table-cell office:value-type="float" office:value="5.72926">
            <text:p>5.7292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0503">
            <text:p>5.50503</text:p>
          </table:table-cell>
          <table:table-cell office:value-type="float" office:value="3.74595">
            <text:p>3.74595</text:p>
          </table:table-cell>
          <table:table-cell office:value-type="float" office:value="5.69065">
            <text:p>5.6906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3058">
            <text:p>5.53058</text:p>
          </table:table-cell>
          <table:table-cell office:value-type="float" office:value="3.76306">
            <text:p>3.76306</text:p>
          </table:table-cell>
          <table:table-cell office:value-type="float" office:value="5.7346">
            <text:p>5.734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3485">
            <text:p>5.53485</text:p>
          </table:table-cell>
          <table:table-cell office:value-type="float" office:value="3.77155">
            <text:p>3.77155</text:p>
          </table:table-cell>
          <table:table-cell office:value-type="float" office:value="5.72083">
            <text:p>5.7208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0251">
            <text:p>5.50251</text:p>
          </table:table-cell>
          <table:table-cell office:value-type="float" office:value="3.74418">
            <text:p>3.74418</text:p>
          </table:table-cell>
          <table:table-cell office:value-type="float" office:value="5.68538">
            <text:p>5.6853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305">
            <text:p>5.5305</text:p>
          </table:table-cell>
          <table:table-cell office:value-type="float" office:value="3.72404">
            <text:p>3.72404</text:p>
          </table:table-cell>
          <table:table-cell office:value-type="float" office:value="5.67753">
            <text:p>5.6775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954">
            <text:p>5.48954</text:p>
          </table:table-cell>
          <table:table-cell office:value-type="float" office:value="3.72135">
            <text:p>3.72135</text:p>
          </table:table-cell>
          <table:table-cell office:value-type="float" office:value="5.68029">
            <text:p>5.6802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972">
            <text:p>5.48972</text:p>
          </table:table-cell>
          <table:table-cell office:value-type="float" office:value="3.73425">
            <text:p>3.73425</text:p>
          </table:table-cell>
          <table:table-cell office:value-type="float" office:value="5.67345">
            <text:p>5.6734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302">
            <text:p>5.48302</text:p>
          </table:table-cell>
          <table:table-cell office:value-type="float" office:value="3.72824">
            <text:p>3.72824</text:p>
          </table:table-cell>
          <table:table-cell office:value-type="float" office:value="5.66945">
            <text:p>5.6694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7603">
            <text:p>5.47603</text:p>
          </table:table-cell>
          <table:table-cell office:value-type="float" office:value="3.74848">
            <text:p>3.74848</text:p>
          </table:table-cell>
          <table:table-cell office:value-type="float" office:value="5.66922">
            <text:p>5.6692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0277">
            <text:p>5.50277</text:p>
          </table:table-cell>
          <table:table-cell office:value-type="float" office:value="3.71775">
            <text:p>3.71775</text:p>
          </table:table-cell>
          <table:table-cell office:value-type="float" office:value="5.66937">
            <text:p>5.6693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722">
            <text:p>5.49722</text:p>
          </table:table-cell>
          <table:table-cell office:value-type="float" office:value="3.72036">
            <text:p>3.72036</text:p>
          </table:table-cell>
          <table:table-cell office:value-type="float" office:value="5.67127">
            <text:p>5.6712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517">
            <text:p>5.48517</text:p>
          </table:table-cell>
          <table:table-cell office:value-type="float" office:value="3.74751">
            <text:p>3.74751</text:p>
          </table:table-cell>
          <table:table-cell office:value-type="float" office:value="5.70747">
            <text:p>5.7074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616">
            <text:p>5.48616</text:p>
          </table:table-cell>
          <table:table-cell office:value-type="float" office:value="3.73023">
            <text:p>3.73023</text:p>
          </table:table-cell>
          <table:table-cell office:value-type="float" office:value="5.68972">
            <text:p>5.6897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539">
            <text:p>5.48539</text:p>
          </table:table-cell>
          <table:table-cell office:value-type="float" office:value="3.72915">
            <text:p>3.72915</text:p>
          </table:table-cell>
          <table:table-cell office:value-type="float" office:value="5.77179">
            <text:p>5.7717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455">
            <text:p>5.49455</text:p>
          </table:table-cell>
          <table:table-cell office:value-type="float" office:value="3.72032">
            <text:p>3.72032</text:p>
          </table:table-cell>
          <table:table-cell office:value-type="float" office:value="5.78088">
            <text:p>5.780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5432">
            <text:p>5.55432</text:p>
          </table:table-cell>
          <table:table-cell office:value-type="float" office:value="3.72471">
            <text:p>3.72471</text:p>
          </table:table-cell>
          <table:table-cell office:value-type="float" office:value="5.65868">
            <text:p>5.6586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6944">
            <text:p>5.46944</text:p>
          </table:table-cell>
          <table:table-cell office:value-type="float" office:value="3.71636">
            <text:p>3.71636</text:p>
          </table:table-cell>
          <table:table-cell office:value-type="float" office:value="5.68861">
            <text:p>5.6886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832">
            <text:p>5.49832</text:p>
          </table:table-cell>
          <table:table-cell office:value-type="float" office:value="3.71474">
            <text:p>3.71474</text:p>
          </table:table-cell>
          <table:table-cell office:value-type="float" office:value="5.66882">
            <text:p>5.6688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099">
            <text:p>5.48099</text:p>
          </table:table-cell>
          <table:table-cell office:value-type="float" office:value="3.77395">
            <text:p>3.77395</text:p>
          </table:table-cell>
          <table:table-cell office:value-type="float" office:value="5.71901">
            <text:p>5.7190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7775">
            <text:p>5.47775</text:p>
          </table:table-cell>
          <table:table-cell office:value-type="float" office:value="3.7262">
            <text:p>3.7262</text:p>
          </table:table-cell>
          <table:table-cell office:value-type="float" office:value="5.67104">
            <text:p>5.6710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422">
            <text:p>5.48422</text:p>
          </table:table-cell>
          <table:table-cell office:value-type="float" office:value="3.71798">
            <text:p>3.71798</text:p>
          </table:table-cell>
          <table:table-cell office:value-type="float" office:value="5.71613">
            <text:p>5.7161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592">
            <text:p>5.48592</text:p>
          </table:table-cell>
          <table:table-cell office:value-type="float" office:value="3.72442">
            <text:p>3.72442</text:p>
          </table:table-cell>
          <table:table-cell office:value-type="float" office:value="5.67385">
            <text:p>5.6738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634">
            <text:p>5.49634</text:p>
          </table:table-cell>
          <table:table-cell office:value-type="float" office:value="3.74021">
            <text:p>3.74021</text:p>
          </table:table-cell>
          <table:table-cell office:value-type="float" office:value="5.67763">
            <text:p>5.6776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688">
            <text:p>5.48688</text:p>
          </table:table-cell>
          <table:table-cell office:value-type="float" office:value="3.73583">
            <text:p>3.73583</text:p>
          </table:table-cell>
          <table:table-cell office:value-type="float" office:value="5.68896">
            <text:p>5.6889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8">
            <text:p>5.498</text:p>
          </table:table-cell>
          <table:table-cell office:value-type="float" office:value="3.73364">
            <text:p>3.73364</text:p>
          </table:table-cell>
          <table:table-cell office:value-type="float" office:value="5.76168">
            <text:p>5.7616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327">
            <text:p>5.48327</text:p>
          </table:table-cell>
          <table:table-cell office:value-type="float" office:value="3.73447">
            <text:p>3.73447</text:p>
          </table:table-cell>
          <table:table-cell office:value-type="float" office:value="5.67459">
            <text:p>5.6745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014">
            <text:p>5.49014</text:p>
          </table:table-cell>
          <table:table-cell office:value-type="float" office:value="3.76068">
            <text:p>3.76068</text:p>
          </table:table-cell>
          <table:table-cell office:value-type="float" office:value="5.6621">
            <text:p>5.662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7803">
            <text:p>5.47803</text:p>
          </table:table-cell>
          <table:table-cell office:value-type="float" office:value="3.7171">
            <text:p>3.7171</text:p>
          </table:table-cell>
          <table:table-cell office:value-type="float" office:value="5.68361">
            <text:p>5.6836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313">
            <text:p>5.49313</text:p>
          </table:table-cell>
          <table:table-cell office:value-type="float" office:value="3.7243">
            <text:p>3.7243</text:p>
          </table:table-cell>
          <table:table-cell office:value-type="float" office:value="5.65706">
            <text:p>5.6570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484">
            <text:p>5.49484</text:p>
          </table:table-cell>
          <table:table-cell office:value-type="float" office:value="3.72088">
            <text:p>3.72088</text:p>
          </table:table-cell>
          <table:table-cell office:value-type="float" office:value="5.66139">
            <text:p>5.6613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7183">
            <text:p>5.47183</text:p>
          </table:table-cell>
          <table:table-cell office:value-type="float" office:value="3.71333">
            <text:p>3.71333</text:p>
          </table:table-cell>
          <table:table-cell office:value-type="float" office:value="5.65725">
            <text:p>5.657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164">
            <text:p>5.48164</text:p>
          </table:table-cell>
          <table:table-cell office:value-type="float" office:value="3.71924">
            <text:p>3.71924</text:p>
          </table:table-cell>
          <table:table-cell office:value-type="float" office:value="5.65833">
            <text:p>5.6583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7338">
            <text:p>5.47338</text:p>
          </table:table-cell>
          <table:table-cell office:value-type="float" office:value="3.71282">
            <text:p>3.71282</text:p>
          </table:table-cell>
          <table:table-cell office:value-type="float" office:value="5.65888">
            <text:p>5.6588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543">
            <text:p>5.48543</text:p>
          </table:table-cell>
          <table:table-cell office:value-type="float" office:value="3.7174">
            <text:p>3.7174</text:p>
          </table:table-cell>
          <table:table-cell office:value-type="float" office:value="5.65657">
            <text:p>5.6565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327">
            <text:p>5.48327</text:p>
          </table:table-cell>
          <table:table-cell office:value-type="float" office:value="3.72001">
            <text:p>3.72001</text:p>
          </table:table-cell>
          <table:table-cell office:value-type="float" office:value="5.68232">
            <text:p>5.6823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7929">
            <text:p>5.47929</text:p>
          </table:table-cell>
          <table:table-cell office:value-type="float" office:value="3.72133">
            <text:p>3.72133</text:p>
          </table:table-cell>
          <table:table-cell office:value-type="float" office:value="5.66873">
            <text:p>5.66873</text:p>
          </table:table-cell>
          <table:table-cell office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3T18:59:47</dc:date>
    <dc:creator>mind </dc:creator>
    <meta:document-statistic meta:table-count="1" meta:cell-count="1740" meta:object-count="0"/>
    <meta:generator>LibreOffice/4.0.2.2$Linux_X86_64 LibreOffice_project/400m0$Build-2</meta:generator>
  </office:meta>
</office:document-meta>
</file>